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25-10-13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5164" calcext:value-type="float">
            <text:p>176.9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21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132" calcext:value-type="float">
            <text:p>151.5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0408" calcext:value-type="float">
            <text:p>146.5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8112" calcext:value-type="float">
            <text:p>146.4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9448" calcext:value-type="float">
            <text:p>146.4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74688" calcext:value-type="float">
            <text:p>146.4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736" calcext:value-type="float">
            <text:p>146.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60032" calcext:value-type="float">
            <text:p>146.5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832" calcext:value-type="float">
            <text:p>146.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0136" calcext:value-type="float">
            <text:p>146.6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2328" calcext:value-type="float">
            <text:p>146.6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2328" calcext:value-type="float">
            <text:p>146.6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8424" calcext:value-type="float">
            <text:p>146.6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81952" calcext:value-type="float">
            <text:p>146.6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072" calcext:value-type="float">
            <text:p>146.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58152" calcext:value-type="float">
            <text:p>146.7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85584" calcext:value-type="float">
            <text:p>146.7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13016" calcext:value-type="float">
            <text:p>146.8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374" calcext:value-type="float">
            <text:p>146.8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28256" calcext:value-type="float">
            <text:p>146.8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3496" calcext:value-type="float">
            <text:p>146.8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77024" calcext:value-type="float">
            <text:p>146.8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34936" calcext:value-type="float">
            <text:p>146.9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1512" calcext:value-type="float">
            <text:p>146.9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5416" calcext:value-type="float">
            <text:p>146.9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71512" calcext:value-type="float">
            <text:p>146.9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5896" calcext:value-type="float">
            <text:p>146.9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552" calcext:value-type="float">
            <text:p>147.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4288" calcext:value-type="float">
            <text:p>147.0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22" calcext:value-type="float">
            <text:p>147.1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75728" calcext:value-type="float">
            <text:p>147.1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81824" calcext:value-type="float">
            <text:p>147.1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8792" calcext:value-type="float">
            <text:p>147.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316" calcext:value-type="float">
            <text:p>147.2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3364" calcext:value-type="float">
            <text:p>147.2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91552" calcext:value-type="float">
            <text:p>147.2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3744" calcext:value-type="float">
            <text:p>147.3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0696" calcext:value-type="float">
            <text:p>147.3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34224" calcext:value-type="float">
            <text:p>147.3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58608" calcext:value-type="float">
            <text:p>147.3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92136" calcext:value-type="float">
            <text:p>147.3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34808" calcext:value-type="float">
            <text:p>147.4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1008" calcext:value-type="float">
            <text:p>147.5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44536" calcext:value-type="float">
            <text:p>147.5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35392" calcext:value-type="float">
            <text:p>147.5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47584" calcext:value-type="float">
            <text:p>147.5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7688" calcext:value-type="float">
            <text:p>147.6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988" calcext:value-type="float">
            <text:p>147.6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7312" calcext:value-type="float">
            <text:p>147.6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7416" calcext:value-type="float">
            <text:p>147.7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4368" calcext:value-type="float">
            <text:p>147.7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6184" calcext:value-type="float">
            <text:p>147.7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40192" calcext:value-type="float">
            <text:p>147.8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76768" calcext:value-type="float">
            <text:p>147.8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31632" calcext:value-type="float">
            <text:p>147.9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71256" calcext:value-type="float">
            <text:p>147.9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564" calcext:value-type="float">
            <text:p>147.9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9648" calcext:value-type="float">
            <text:p>148.0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9272" calcext:value-type="float">
            <text:p>148.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1088" calcext:value-type="float">
            <text:p>148.1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4616" calcext:value-type="float">
            <text:p>148.1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1672" calcext:value-type="float">
            <text:p>148.2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8248" calcext:value-type="float">
            <text:p>148.2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14" calcext:value-type="float">
            <text:p>148.3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38768" calcext:value-type="float">
            <text:p>148.6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60104" calcext:value-type="float">
            <text:p>148.6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764" calcext:value-type="float">
            <text:p>148.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55176" calcext:value-type="float">
            <text:p>148.8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37472" calcext:value-type="float">
            <text:p>148.9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5384" calcext:value-type="float">
            <text:p>148.9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71584" calcext:value-type="float">
            <text:p>149.0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95968" calcext:value-type="float">
            <text:p>149.0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5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724" calcext:value-type="float">
            <text:p>149.3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78848" calcext:value-type="float">
            <text:p>149.2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6344" calcext:value-type="float">
            <text:p>149.0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0312" calcext:value-type="float">
            <text:p>148.8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244" calcext:value-type="float">
            <text:p>149.0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3272" calcext:value-type="float">
            <text:p>145.8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13272" calcext:value-type="float">
            <text:p>145.8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7176" calcext:value-type="float">
            <text:p>145.8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43752" calcext:value-type="float">
            <text:p>145.8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01664" calcext:value-type="float">
            <text:p>145.9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54776" calcext:value-type="float">
            <text:p>145.6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65216" calcext:value-type="float">
            <text:p>145.3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18912" calcext:value-type="float">
            <text:p>145.2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8056" calcext:value-type="float">
            <text:p>145.2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8536" calcext:value-type="float">
            <text:p>145.2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61584" calcext:value-type="float">
            <text:p>145.2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5488" calcext:value-type="float">
            <text:p>145.2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5968" calcext:value-type="float">
            <text:p>145.2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1688" calcext:value-type="float">
            <text:p>145.3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3024" calcext:value-type="float">
            <text:p>145.3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49976" calcext:value-type="float">
            <text:p>145.3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65216" calcext:value-type="float">
            <text:p>145.3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77408" calcext:value-type="float">
            <text:p>145.3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6176" calcext:value-type="float">
            <text:p>145.4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4088" calcext:value-type="float">
            <text:p>145.4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4088" calcext:value-type="float">
            <text:p>145.4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104" calcext:value-type="float">
            <text:p>145.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7136" calcext:value-type="float">
            <text:p>145.4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02376" calcext:value-type="float">
            <text:p>145.5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3712" calcext:value-type="float">
            <text:p>145.5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45048" calcext:value-type="float">
            <text:p>145.5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45048" calcext:value-type="float">
            <text:p>145.5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0768" calcext:value-type="float">
            <text:p>145.5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182" calcext:value-type="float">
            <text:p>145.6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06008" calcext:value-type="float">
            <text:p>145.6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45632" calcext:value-type="float">
            <text:p>145.6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82208" calcext:value-type="float">
            <text:p>145.6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85256" calcext:value-type="float">
            <text:p>145.6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2488" calcext:value-type="float">
            <text:p>145.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34024" calcext:value-type="float">
            <text:p>145.7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06" calcext:value-type="float">
            <text:p>145.7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108" calcext:value-type="float">
            <text:p>145.8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98032" calcext:value-type="float">
            <text:p>145.7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04128" calcext:value-type="float">
            <text:p>145.8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1184" calcext:value-type="float">
            <text:p>145.8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65088" calcext:value-type="float">
            <text:p>145.8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7728" calcext:value-type="float">
            <text:p>145.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9096" calcext:value-type="float">
            <text:p>145.9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41288" calcext:value-type="float">
            <text:p>145.9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0432" calcext:value-type="float">
            <text:p>145.9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6528" calcext:value-type="float">
            <text:p>145.9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6152" calcext:value-type="float">
            <text:p>145.9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17488" calcext:value-type="float">
            <text:p>146.0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016" calcext:value-type="float">
            <text:p>146.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064" calcext:value-type="float">
            <text:p>146.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3636" calcext:value-type="float">
            <text:p>146.1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4272" calcext:value-type="float">
            <text:p>146.1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9512" calcext:value-type="float">
            <text:p>146.2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9512" calcext:value-type="float">
            <text:p>146.2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94272" calcext:value-type="float">
            <text:p>146.1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5608" calcext:value-type="float">
            <text:p>146.2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70472" calcext:value-type="float">
            <text:p>146.2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25336" calcext:value-type="float">
            <text:p>146.3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972" calcext:value-type="float">
            <text:p>146.3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0576" calcext:value-type="float">
            <text:p>146.3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52768" calcext:value-type="float">
            <text:p>146.3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802" calcext:value-type="float">
            <text:p>146.3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4584" calcext:value-type="float">
            <text:p>146.4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59448" calcext:value-type="float">
            <text:p>146.4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11264" calcext:value-type="float">
            <text:p>146.5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4784" calcext:value-type="float">
            <text:p>146.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9356" calcext:value-type="float">
            <text:p>146.5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1472" calcext:value-type="float">
            <text:p>146.6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1472" calcext:value-type="float">
            <text:p>146.6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2328" calcext:value-type="float">
            <text:p>146.6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45376" calcext:value-type="float">
            <text:p>146.6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7568" calcext:value-type="float">
            <text:p>146.6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97192" calcext:value-type="float">
            <text:p>146.6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85584" calcext:value-type="float">
            <text:p>146.7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3496" calcext:value-type="float">
            <text:p>146.8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34352" calcext:value-type="float">
            <text:p>146.8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2264" calcext:value-type="float">
            <text:p>146.8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2368" calcext:value-type="float">
            <text:p>146.9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92848" calcext:value-type="float">
            <text:p>146.9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14184" calcext:value-type="float">
            <text:p>147.0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47712" calcext:value-type="float">
            <text:p>147.0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6376" calcext:value-type="float">
            <text:p>147.0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3808" calcext:value-type="float">
            <text:p>147.0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5624" calcext:value-type="float">
            <text:p>147.1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30008" calcext:value-type="float">
            <text:p>147.1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5248" calcext:value-type="float">
            <text:p>147.1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48296" calcext:value-type="float">
            <text:p>147.1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7268" calcext:value-type="float">
            <text:p>147.1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4496" calcext:value-type="float">
            <text:p>147.2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82408" calcext:value-type="float">
            <text:p>147.2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34224" calcext:value-type="float">
            <text:p>147.3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98232" calcext:value-type="float">
            <text:p>147.3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56144" calcext:value-type="float">
            <text:p>147.4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7104" calcext:value-type="float">
            <text:p>147.5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78064" calcext:value-type="float">
            <text:p>147.5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2448" calcext:value-type="float">
            <text:p>147.6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8168" calcext:value-type="float">
            <text:p>147.6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512" calcext:value-type="float">
            <text:p>147.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8648" calcext:value-type="float">
            <text:p>147.6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99984" calcext:value-type="float">
            <text:p>147.6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03616" calcext:value-type="float">
            <text:p>147.8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92008" calcext:value-type="float">
            <text:p>147.8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04784" calcext:value-type="float">
            <text:p>148.0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29168" calcext:value-type="float">
            <text:p>148.0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566" calcext:value-type="float">
            <text:p>148.0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3656" calcext:value-type="float">
            <text:p>148.1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9376" calcext:value-type="float">
            <text:p>148.1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09" calcext:value-type="float">
            <text:p>148.2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0544" calcext:value-type="float">
            <text:p>148.3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01024" calcext:value-type="float">
            <text:p>148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28456" calcext:value-type="float">
            <text:p>148.4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6808" calcext:value-type="float">
            <text:p>148.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4656" calcext:value-type="float">
            <text:p>148.5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3048" calcext:value-type="float">
            <text:p>148.5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7432" calcext:value-type="float">
            <text:p>148.6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288" calcext:value-type="float">
            <text:p>148.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3464" calcext:value-type="float">
            <text:p>148.8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8704" calcext:value-type="float">
            <text:p>148.8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7096" calcext:value-type="float">
            <text:p>148.9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8912" calcext:value-type="float">
            <text:p>149.0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3296" calcext:value-type="float">
            <text:p>149.0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20352" calcext:value-type="float">
            <text:p>149.1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0456" calcext:value-type="float">
            <text:p>149.1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04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5288" calcext:value-type="float">
            <text:p>147.4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7568" calcext:value-type="float">
            <text:p>146.6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77992" calcext:value-type="float">
            <text:p>145.4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8292" calcext:value-type="float">
            <text:p>145.2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2336" calcext:value-type="float">
            <text:p>145.1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4424" calcext:value-type="float">
            <text:p>155.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77184" calcext:value-type="float">
            <text:p>155.7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1368" calcext:value-type="float">
            <text:p>154.2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6776" calcext:value-type="float">
            <text:p>154.0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69008" calcext:value-type="float">
            <text:p>154.3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83992" calcext:value-type="float">
            <text:p>155.3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2044" calcext:value-type="float">
            <text:p>155.9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8704" calcext:value-type="float">
            <text:p>155.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37232" calcext:value-type="float">
            <text:p>154.6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3548" calcext:value-type="float">
            <text:p>154.3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40992" calcext:value-type="float">
            <text:p>154.2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95984" calcext:value-type="float">
            <text:p>153.7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48384" calcext:value-type="float">
            <text:p>153.9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9832" calcext:value-type="float">
            <text:p>154.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44368" calcext:value-type="float">
            <text:p>155.3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63368" calcext:value-type="float">
            <text:p>154.9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478" calcext:value-type="float">
            <text:p>153.8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184" calcext:value-type="float">
            <text:p>151.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86896" calcext:value-type="float">
            <text:p>151.1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1744" calcext:value-type="float">
            <text:p>150.3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1264" calcext:value-type="float">
            <text:p>150.3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1744" calcext:value-type="float">
            <text:p>150.3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0512" calcext:value-type="float">
            <text:p>150.4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6608" calcext:value-type="float">
            <text:p>150.4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6608" calcext:value-type="float">
            <text:p>150.4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21848" calcext:value-type="float">
            <text:p>150.4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8424" calcext:value-type="float">
            <text:p>150.4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8048" calcext:value-type="float">
            <text:p>150.4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596" calcext:value-type="float">
            <text:p>150.5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2432" calcext:value-type="float">
            <text:p>150.5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2912" calcext:value-type="float">
            <text:p>150.5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2536" calcext:value-type="float">
            <text:p>150.5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3872" calcext:value-type="float">
            <text:p>150.6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9968" calcext:value-type="float">
            <text:p>150.6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74" calcext:value-type="float">
            <text:p>150.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264" calcext:value-type="float">
            <text:p>150.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7024" calcext:value-type="float">
            <text:p>150.6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312" calcext:value-type="float">
            <text:p>150.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884" calcext:value-type="float">
            <text:p>150.7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8456" calcext:value-type="float">
            <text:p>150.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9048" calcext:value-type="float">
            <text:p>150.8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6" calcext:value-type="float">
            <text:p>150.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2952" calcext:value-type="float">
            <text:p>150.8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18672" calcext:value-type="float">
            <text:p>150.9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0864" calcext:value-type="float">
            <text:p>150.9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3696" calcext:value-type="float">
            <text:p>150.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64392" calcext:value-type="float">
            <text:p>150.9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91824" calcext:value-type="float">
            <text:p>150.9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316" calcext:value-type="float">
            <text:p>151.0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64976" calcext:value-type="float">
            <text:p>151.0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888" calcext:value-type="float">
            <text:p>151.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2888" calcext:value-type="float">
            <text:p>151.1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3368" calcext:value-type="float">
            <text:p>151.1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1656" calcext:value-type="float">
            <text:p>151.1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2136" calcext:value-type="float">
            <text:p>151.2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50904" calcext:value-type="float">
            <text:p>151.2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60048" calcext:value-type="float">
            <text:p>151.2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84432" calcext:value-type="float">
            <text:p>151.2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05768" calcext:value-type="float">
            <text:p>151.3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93576" calcext:value-type="float">
            <text:p>151.2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4056" calcext:value-type="float">
            <text:p>151.3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75872" calcext:value-type="float">
            <text:p>151.3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0256" calcext:value-type="float">
            <text:p>151.4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33784" calcext:value-type="float">
            <text:p>151.4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58168" calcext:value-type="float">
            <text:p>151.45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0084" calcext:value-type="float">
            <text:p>151.5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132" calcext:value-type="float">
            <text:p>151.5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0088" calcext:value-type="float">
            <text:p>151.5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0752" calcext:value-type="float">
            <text:p>151.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5324" calcext:value-type="float">
            <text:p>151.6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65432" calcext:value-type="float">
            <text:p>151.6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6768" calcext:value-type="float">
            <text:p>151.6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92864" calcext:value-type="float">
            <text:p>151.6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2488" calcext:value-type="float">
            <text:p>151.7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72112" calcext:value-type="float">
            <text:p>151.7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11736" calcext:value-type="float">
            <text:p>151.8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57456" calcext:value-type="float">
            <text:p>151.8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6224" calcext:value-type="float">
            <text:p>151.9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6704" calcext:value-type="float">
            <text:p>151.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9376" calcext:value-type="float">
            <text:p>151.9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0712" calcext:value-type="float">
            <text:p>152.0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28144" calcext:value-type="float">
            <text:p>152.0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76912" calcext:value-type="float">
            <text:p>152.0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9104" calcext:value-type="float">
            <text:p>152.0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6536" calcext:value-type="float">
            <text:p>152.1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4092" calcext:value-type="float">
            <text:p>152.1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664" calcext:value-type="float">
            <text:p>152.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6264" calcext:value-type="float">
            <text:p>152.2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1504" calcext:value-type="float">
            <text:p>152.2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8936" calcext:value-type="float">
            <text:p>152.2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02464" calcext:value-type="float">
            <text:p>152.3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48184" calcext:value-type="float">
            <text:p>152.3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72568" calcext:value-type="float">
            <text:p>152.3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2192" calcext:value-type="float">
            <text:p>152.4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6096" calcext:value-type="float">
            <text:p>152.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8872" calcext:value-type="float">
            <text:p>152.5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4592" calcext:value-type="float">
            <text:p>152.5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1544" calcext:value-type="float">
            <text:p>152.5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1168" calcext:value-type="float">
            <text:p>152.6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9812" calcext:value-type="float">
            <text:p>152.5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85928" calcext:value-type="float">
            <text:p>152.5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4216" calcext:value-type="float">
            <text:p>152.6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40792" calcext:value-type="float">
            <text:p>152.6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62128" calcext:value-type="float">
            <text:p>152.6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3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2712" calcext:value-type="float">
            <text:p>152.7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1148" calcext:value-type="float">
            <text:p>152.8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0248" calcext:value-type="float">
            <text:p>152.8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0832" calcext:value-type="float">
            <text:p>152.9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7888" calcext:value-type="float">
            <text:p>153.0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532" calcext:value-type="float">
            <text:p>153.0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628" calcext:value-type="float">
            <text:p>153.1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7724" calcext:value-type="float">
            <text:p>153.1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41248" calcext:value-type="float">
            <text:p>153.2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74776" calcext:value-type="float">
            <text:p>153.2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35736" calcext:value-type="float">
            <text:p>153.3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66216" calcext:value-type="float">
            <text:p>153.3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30224" calcext:value-type="float">
            <text:p>153.4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9096" calcext:value-type="float">
            <text:p>153.5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79576" calcext:value-type="float">
            <text:p>153.5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83208" calcext:value-type="float">
            <text:p>153.6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2588" calcext:value-type="float">
            <text:p>153.7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20368" calcext:value-type="float">
            <text:p>153.8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75232" calcext:value-type="float">
            <text:p>153.8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0472" calcext:value-type="float">
            <text:p>153.8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3924" calcext:value-type="float">
            <text:p>153.9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3068" calcext:value-type="float">
            <text:p>154.0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12976" calcext:value-type="float">
            <text:p>154.1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64792" calcext:value-type="float">
            <text:p>154.1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47088" calcext:value-type="float">
            <text:p>154.2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38528" calcext:value-type="float">
            <text:p>154.3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99488" calcext:value-type="float">
            <text:p>154.3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36" calcext:value-type="float">
            <text:p>154.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97608" calcext:value-type="float">
            <text:p>154.5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82952" calcext:value-type="float">
            <text:p>154.6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40864" calcext:value-type="float">
            <text:p>154.7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04872" calcext:value-type="float">
            <text:p>154.8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59736" calcext:value-type="float">
            <text:p>154.8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35936" calcext:value-type="float">
            <text:p>154.9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2128" calcext:value-type="float">
            <text:p>155.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18816" calcext:value-type="float">
            <text:p>155.1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95016" calcext:value-type="float">
            <text:p>155.1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77312" calcext:value-type="float">
            <text:p>155.2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38856" calcext:value-type="float">
            <text:p>155.4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51632" calcext:value-type="float">
            <text:p>155.5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70504" calcext:value-type="float">
            <text:p>155.6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77768" calcext:value-type="float">
            <text:p>155.8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52344" calcext:value-type="float">
            <text:p>155.1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8088" calcext:value-type="float">
            <text:p>154.6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928" calcext:value-type="float">
            <text:p>154.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02664" calcext:value-type="float">
            <text:p>153.9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9832" calcext:value-type="float">
            <text:p>152.5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0208" calcext:value-type="float">
            <text:p>152.5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57912" calcext:value-type="float">
            <text:p>152.4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52" calcext:value-type="float">
            <text:p>152.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02008" calcext:value-type="float">
            <text:p>151.7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02592" calcext:value-type="float">
            <text:p>151.8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8648" calcext:value-type="float">
            <text:p>151.4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6416" calcext:value-type="float">
            <text:p>151.1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0448" calcext:value-type="float">
            <text:p>150.6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71328" calcext:value-type="float">
            <text:p>150.0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5528" calcext:value-type="float">
            <text:p>149.3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18472" calcext:value-type="float">
            <text:p>149.3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724" calcext:value-type="float">
            <text:p>149.3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03816" calcext:value-type="float">
            <text:p>149.4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22104" calcext:value-type="float">
            <text:p>149.4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1248" calcext:value-type="float">
            <text:p>149.4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9536" calcext:value-type="float">
            <text:p>149.4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868" calcext:value-type="float">
            <text:p>149.4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2208" calcext:value-type="float">
            <text:p>149.4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1352" calcext:value-type="float">
            <text:p>149.5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916" calcext:value-type="float">
            <text:p>149.4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44" calcext:value-type="float">
            <text:p>149.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2688" calcext:value-type="float">
            <text:p>149.5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28784" calcext:value-type="float">
            <text:p>149.5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9264" calcext:value-type="float">
            <text:p>149.5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68408" calcext:value-type="float">
            <text:p>149.5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14128" calcext:value-type="float">
            <text:p>149.6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3752" calcext:value-type="float">
            <text:p>149.6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68" calcext:value-type="float">
            <text:p>149.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204" calcext:value-type="float">
            <text:p>149.6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8136" calcext:value-type="float">
            <text:p>149.6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4336" calcext:value-type="float">
            <text:p>149.7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0912" calcext:value-type="float">
            <text:p>149.7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7008" calcext:value-type="float">
            <text:p>149.7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0912" calcext:value-type="float">
            <text:p>149.7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1768" calcext:value-type="float">
            <text:p>149.7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2248" calcext:value-type="float">
            <text:p>149.8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76256" calcext:value-type="float">
            <text:p>149.8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21976" calcext:value-type="float">
            <text:p>149.9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064" calcext:value-type="float">
            <text:p>149.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8928" calcext:value-type="float">
            <text:p>149.9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4168" calcext:value-type="float">
            <text:p>149.9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1224" calcext:value-type="float">
            <text:p>150.0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304" calcext:value-type="float">
            <text:p>150.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9992" calcext:value-type="float">
            <text:p>150.0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5304" calcext:value-type="float">
            <text:p>150.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3624" calcext:value-type="float">
            <text:p>150.1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8384" calcext:value-type="float">
            <text:p>150.1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0576" calcext:value-type="float">
            <text:p>150.1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1536" calcext:value-type="float">
            <text:p>150.2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2872" calcext:value-type="float">
            <text:p>150.2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0304" calcext:value-type="float">
            <text:p>150.2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0784" calcext:value-type="float">
            <text:p>150.2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8216" calcext:value-type="float">
            <text:p>150.3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21264" calcext:value-type="float">
            <text:p>150.3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7308" calcext:value-type="float">
            <text:p>150.3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0992" calcext:value-type="float">
            <text:p>150.4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7568" calcext:value-type="float">
            <text:p>150.4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88904" calcext:value-type="float">
            <text:p>150.4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4624" calcext:value-type="float">
            <text:p>150.5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072" calcext:value-type="float">
            <text:p>150.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8644" calcext:value-type="float">
            <text:p>150.5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44352" calcext:value-type="float">
            <text:p>150.6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264" calcext:value-type="float">
            <text:p>150.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90072" calcext:value-type="float">
            <text:p>150.69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11408" calcext:value-type="float">
            <text:p>150.7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5792" calcext:value-type="float">
            <text:p>150.7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4552" calcext:value-type="float">
            <text:p>150.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7336" calcext:value-type="float">
            <text:p>150.8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18672" calcext:value-type="float">
            <text:p>150.9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9528" calcext:value-type="float">
            <text:p>150.9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2172" calcext:value-type="float">
            <text:p>150.9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94872" calcext:value-type="float">
            <text:p>150.9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31448" calcext:value-type="float">
            <text:p>151.0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64976" calcext:value-type="float">
            <text:p>151.0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10696" calcext:value-type="float">
            <text:p>151.1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3368" calcext:value-type="float">
            <text:p>151.1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4808" calcext:value-type="float">
            <text:p>151.2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176" calcext:value-type="float">
            <text:p>151.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90528" calcext:value-type="float">
            <text:p>151.2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4056" calcext:value-type="float">
            <text:p>151.3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6728" calcext:value-type="float">
            <text:p>151.3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8064" calcext:value-type="float">
            <text:p>151.3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2928" calcext:value-type="float">
            <text:p>151.4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8648" calcext:value-type="float">
            <text:p>151.4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8648" calcext:value-type="float">
            <text:p>151.4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09984" calcext:value-type="float">
            <text:p>151.5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4368" calcext:value-type="float">
            <text:p>151.5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10568" calcext:value-type="float">
            <text:p>151.6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50192" calcext:value-type="float">
            <text:p>151.6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8372" calcext:value-type="float">
            <text:p>151.6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6392" calcext:value-type="float">
            <text:p>151.7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81256" calcext:value-type="float">
            <text:p>151.7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30024" calcext:value-type="float">
            <text:p>151.8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9648" calcext:value-type="float">
            <text:p>151.8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6224" calcext:value-type="float">
            <text:p>151.9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61088" calcext:value-type="float">
            <text:p>151.9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2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6328" calcext:value-type="float">
            <text:p>151.9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40336" calcext:value-type="float">
            <text:p>152.0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5616" calcext:value-type="float">
            <text:p>152.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9688" calcext:value-type="float">
            <text:p>152.1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5032" calcext:value-type="float">
            <text:p>152.2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14656" calcext:value-type="float">
            <text:p>152.3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6952" calcext:value-type="float">
            <text:p>152.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87808" calcext:value-type="float">
            <text:p>152.3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8392" calcext:value-type="float">
            <text:p>152.4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1544" calcext:value-type="float">
            <text:p>152.5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25552" calcext:value-type="float">
            <text:p>152.6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908" calcext:value-type="float">
            <text:p>152.6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41376" calcext:value-type="float">
            <text:p>152.7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71856" calcext:value-type="float">
            <text:p>152.7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1148" calcext:value-type="float">
            <text:p>152.8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4632" calcext:value-type="float">
            <text:p>152.8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2544" calcext:value-type="float">
            <text:p>152.9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91312" calcext:value-type="float">
            <text:p>152.9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484" calcext:value-type="float">
            <text:p>153.0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76656" calcext:value-type="float">
            <text:p>153.0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4944" calcext:value-type="float">
            <text:p>153.0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88848" calcext:value-type="float">
            <text:p>153.0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58952" calcext:value-type="float">
            <text:p>153.1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382" calcext:value-type="float">
            <text:p>153.2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144" calcext:value-type="float">
            <text:p>153.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7536" calcext:value-type="float">
            <text:p>153.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57656" calcext:value-type="float">
            <text:p>153.4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52144" calcext:value-type="float">
            <text:p>153.5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4968" calcext:value-type="float">
            <text:p>153.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92352" calcext:value-type="float">
            <text:p>153.6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1732" calcext:value-type="float">
            <text:p>153.8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20952" calcext:value-type="float">
            <text:p>153.9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18488" calcext:value-type="float">
            <text:p>154.0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49552" calcext:value-type="float">
            <text:p>154.1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22704" calcext:value-type="float">
            <text:p>154.2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12" calcext:value-type="float">
            <text:p>154.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0552" calcext:value-type="float">
            <text:p>154.5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2504" calcext:value-type="float">
            <text:p>154.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51888" calcext:value-type="float">
            <text:p>154.5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15312" calcext:value-type="float">
            <text:p>154.5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04872" calcext:value-type="float">
            <text:p>154.8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10256" calcext:value-type="float">
            <text:p>155.2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3276" calcext:value-type="float">
            <text:p>155.4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12008" calcext:value-type="float">
            <text:p>155.5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505912" calcext:value-type="float">
            <text:p>155.5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54096" calcext:value-type="float">
            <text:p>155.4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74848" calcext:value-type="float">
            <text:p>155.3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87624" calcext:value-type="float">
            <text:p>155.4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37928" calcext:value-type="float">
            <text:p>149.5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1576" calcext:value-type="float">
            <text:p>146.7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21248" calcext:value-type="float">
            <text:p>145.6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7656" calcext:value-type="float">
            <text:p>145.8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1336" calcext:value-type="float">
            <text:p>144.8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6328" calcext:value-type="float">
            <text:p>144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384" calcext:value-type="float">
            <text:p>145.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4728" calcext:value-type="float">
            <text:p>142.9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5752" calcext:value-type="float">
            <text:p>142.7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7736" calcext:value-type="float">
            <text:p>142.6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6128" calcext:value-type="float">
            <text:p>142.7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8216" calcext:value-type="float">
            <text:p>142.6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212" calcext:value-type="float">
            <text:p>142.6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8592" calcext:value-type="float">
            <text:p>142.6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1744" calcext:value-type="float">
            <text:p>142.7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5064" calcext:value-type="float">
            <text:p>142.6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444" calcext:value-type="float">
            <text:p>142.2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7032" calcext:value-type="float">
            <text:p>141.6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1208" calcext:value-type="float">
            <text:p>141.4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0144" calcext:value-type="float">
            <text:p>141.3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2712" calcext:value-type="float">
            <text:p>141.3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0456" calcext:value-type="float">
            <text:p>141.5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85696" calcext:value-type="float">
            <text:p>141.5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6552" calcext:value-type="float">
            <text:p>141.5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9016" calcext:value-type="float">
            <text:p>141.4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2504" calcext:value-type="float">
            <text:p>141.1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2296" calcext:value-type="float">
            <text:p>141.0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5392" calcext:value-type="float">
            <text:p>139.9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3704" calcext:value-type="float">
            <text:p>139.3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9176" calcext:value-type="float">
            <text:p>138.9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1328" calcext:value-type="float">
            <text:p>138.6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4856" calcext:value-type="float">
            <text:p>138.6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1328" calcext:value-type="float">
            <text:p>138.6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0472" calcext:value-type="float">
            <text:p>138.6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77904" calcext:value-type="float">
            <text:p>138.6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2288" calcext:value-type="float">
            <text:p>138.7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4104" calcext:value-type="float">
            <text:p>138.7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1536" calcext:value-type="float">
            <text:p>138.7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12016" calcext:value-type="float">
            <text:p>138.8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9448" calcext:value-type="float">
            <text:p>138.8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24208" calcext:value-type="float">
            <text:p>138.8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48592" calcext:value-type="float">
            <text:p>138.8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5648" calcext:value-type="float">
            <text:p>138.9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6984" calcext:value-type="float">
            <text:p>138.9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6984" calcext:value-type="float">
            <text:p>138.9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308" calcext:value-type="float">
            <text:p>138.9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4896" calcext:value-type="float">
            <text:p>138.9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0136" calcext:value-type="float">
            <text:p>139.0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10136" calcext:value-type="float">
            <text:p>139.0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452" calcext:value-type="float">
            <text:p>139.0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976" calcext:value-type="float">
            <text:p>139.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8904" calcext:value-type="float">
            <text:p>139.0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7672" calcext:value-type="float">
            <text:p>139.1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12" calcext:value-type="float">
            <text:p>139.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4728" calcext:value-type="float">
            <text:p>139.1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0824" calcext:value-type="float">
            <text:p>139.1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9968" calcext:value-type="float">
            <text:p>139.1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6064" calcext:value-type="float">
            <text:p>139.1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35688" calcext:value-type="float">
            <text:p>139.2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7504" calcext:value-type="float">
            <text:p>139.2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5896" calcext:value-type="float">
            <text:p>139.3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2848" calcext:value-type="float">
            <text:p>139.3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2848" calcext:value-type="float">
            <text:p>139.3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2096" calcext:value-type="float">
            <text:p>139.4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172" calcext:value-type="float">
            <text:p>139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94768" calcext:value-type="float">
            <text:p>139.4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5248" calcext:value-type="float">
            <text:p>139.5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49632" calcext:value-type="float">
            <text:p>139.5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0112" calcext:value-type="float">
            <text:p>139.5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5832" calcext:value-type="float">
            <text:p>139.6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77648" calcext:value-type="float">
            <text:p>139.6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5936" calcext:value-type="float">
            <text:p>139.6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9464" calcext:value-type="float">
            <text:p>139.7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9464" calcext:value-type="float">
            <text:p>139.7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604" calcext:value-type="float">
            <text:p>139.7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9192" calcext:value-type="float">
            <text:p>139.8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0152" calcext:value-type="float">
            <text:p>139.9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7104" calcext:value-type="float">
            <text:p>139.8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1592" calcext:value-type="float">
            <text:p>139.9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3136" calcext:value-type="float">
            <text:p>140.1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6016" calcext:value-type="float">
            <text:p>140.3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70128" calcext:value-type="float">
            <text:p>140.4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804" calcext:value-type="float">
            <text:p>140.5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376" calcext:value-type="float">
            <text:p>140.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4616" calcext:value-type="float">
            <text:p>140.5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7288" calcext:value-type="float">
            <text:p>140.6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6056" calcext:value-type="float">
            <text:p>140.6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6536" calcext:value-type="float">
            <text:p>140.6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9584" calcext:value-type="float">
            <text:p>140.6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072" calcext:value-type="float">
            <text:p>140.7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952" calcext:value-type="float">
            <text:p>140.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" calcext:value-type="float">
            <text:p>140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3528" calcext:value-type="float">
            <text:p>141.0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1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0104" calcext:value-type="float">
            <text:p>141.0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9728" calcext:value-type="float">
            <text:p>141.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0416" calcext:value-type="float">
            <text:p>141.2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2712" calcext:value-type="float">
            <text:p>141.3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0144" calcext:value-type="float">
            <text:p>141.3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196" calcext:value-type="float">
            <text:p>141.4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5968" calcext:value-type="float">
            <text:p>141.4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4736" calcext:value-type="float">
            <text:p>141.5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6656" calcext:value-type="float">
            <text:p>141.6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5152" calcext:value-type="float">
            <text:p>141.8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0496" calcext:value-type="float">
            <text:p>141.8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964" calcext:value-type="float">
            <text:p>141.8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8136" calcext:value-type="float">
            <text:p>142.0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6048" calcext:value-type="float">
            <text:p>142.1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7864" calcext:value-type="float">
            <text:p>142.1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3104" calcext:value-type="float">
            <text:p>142.1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7112" calcext:value-type="float">
            <text:p>142.2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4648" calcext:value-type="float">
            <text:p>142.3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1704" calcext:value-type="float">
            <text:p>142.4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0952" calcext:value-type="float">
            <text:p>142.4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52496" calcext:value-type="float">
            <text:p>142.6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5272" calcext:value-type="float">
            <text:p>142.7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5856" calcext:value-type="float">
            <text:p>142.8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1576" calcext:value-type="float">
            <text:p>142.9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644" calcext:value-type="float">
            <text:p>142.9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4832" calcext:value-type="float">
            <text:p>143.0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91992" calcext:value-type="float">
            <text:p>143.1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2824" calcext:value-type="float">
            <text:p>143.7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4744" calcext:value-type="float">
            <text:p>143.8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8" calcext:value-type="float">
            <text:p>144.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0776" calcext:value-type="float">
            <text:p>144.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77664" calcext:value-type="float">
            <text:p>144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192" calcext:value-type="float">
            <text:p>144.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0896" calcext:value-type="float">
            <text:p>145.0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6824" calcext:value-type="float">
            <text:p>145.2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3232" calcext:value-type="float">
            <text:p>145.4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91352" calcext:value-type="float">
            <text:p>145.6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86424" calcext:value-type="float">
            <text:p>145.8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54064" calcext:value-type="float">
            <text:p>146.0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24752" calcext:value-type="float">
            <text:p>146.2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4584" calcext:value-type="float">
            <text:p>146.4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3392" calcext:value-type="float">
            <text:p>146.7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41032" calcext:value-type="float">
            <text:p>146.9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93432" calcext:value-type="float">
            <text:p>147.0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15936" calcext:value-type="float">
            <text:p>147.3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0736" calcext:value-type="float">
            <text:p>147.6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2216" calcext:value-type="float">
            <text:p>148.0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8184" calcext:value-type="float">
            <text:p>148.5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04856" calcext:value-type="float">
            <text:p>150.1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4272" calcext:value-type="float">
            <text:p>150.0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65944" calcext:value-type="float">
            <text:p>149.6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9208" calcext:value-type="float">
            <text:p>149.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0016" calcext:value-type="float">
            <text:p>149.4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948" calcext:value-type="float">
            <text:p>148.2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1608" calcext:value-type="float">
            <text:p>148.5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3736" calcext:value-type="float">
            <text:p>148.7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4152" calcext:value-type="float">
            <text:p>149.0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91624" calcext:value-type="float">
            <text:p>149.3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7008" calcext:value-type="float">
            <text:p>149.7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688" calcext:value-type="float">
            <text:p>150.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95328" calcext:value-type="float">
            <text:p>151.5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664" calcext:value-type="float">
            <text:p>152.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624" calcext:value-type="float">
            <text:p>152.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2544" calcext:value-type="float">
            <text:p>152.9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5384" calcext:value-type="float">
            <text:p>152.8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9976" calcext:value-type="float">
            <text:p>152.9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58368" calcext:value-type="float">
            <text:p>153.0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104" calcext:value-type="float">
            <text:p>153.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1208" calcext:value-type="float">
            <text:p>152.9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5656" calcext:value-type="float">
            <text:p>152.6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9288" calcext:value-type="float">
            <text:p>152.7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19128" calcext:value-type="float">
            <text:p>151.5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76328" calcext:value-type="float">
            <text:p>151.9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5384" calcext:value-type="float">
            <text:p>152.8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26136" calcext:value-type="float">
            <text:p>152.7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06296" calcext:value-type="float">
            <text:p>154.0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91056" calcext:value-type="float">
            <text:p>153.9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448" calcext:value-type="float">
            <text:p>153.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6736" calcext:value-type="float">
            <text:p>153.7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0584" calcext:value-type="float">
            <text:p>152.5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0208" calcext:value-type="float">
            <text:p>152.5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6012" calcext:value-type="float">
            <text:p>153.3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74976" calcext:value-type="float">
            <text:p>154.8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3768" calcext:value-type="float">
            <text:p>154.3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26664" calcext:value-type="float">
            <text:p>155.4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59024" calcext:value-type="float">
            <text:p>155.2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17648" calcext:value-type="float">
            <text:p>154.9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80032" calcext:value-type="float">
            <text:p>154.1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39568" calcext:value-type="float">
            <text:p>155.0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70124" calcext:value-type="float">
            <text:p>154.7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383992" calcext:value-type="float">
            <text:p>155.3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40736" calcext:value-type="float">
            <text:p>155.2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96896" calcext:value-type="float">
            <text:p>154.9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82368" calcext:value-type="float">
            <text:p>154.5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97024" calcext:value-type="float">
            <text:p>154.4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018232" calcext:value-type="float">
            <text:p>155.0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6888" calcext:value-type="float">
            <text:p>154.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43328" calcext:value-type="float">
            <text:p>154.6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59864" calcext:value-type="float">
            <text:p>154.3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96568" calcext:value-type="float">
            <text:p>153.8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5448" calcext:value-type="float">
            <text:p>153.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1064" calcext:value-type="float">
            <text:p>153.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7536" calcext:value-type="float">
            <text:p>153.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13816" calcext:value-type="float">
            <text:p>153.2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96368" calcext:value-type="float">
            <text:p>152.2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5216" calcext:value-type="float">
            <text:p>152.9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69064" calcext:value-type="float">
            <text:p>151.7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53696" calcext:value-type="float">
            <text:p>152.2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51232" calcext:value-type="float">
            <text:p>152.3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9584" calcext:value-type="float">
            <text:p>152.1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41632" calcext:value-type="float">
            <text:p>151.7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4928" calcext:value-type="float">
            <text:p>152.2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35536" calcext:value-type="float">
            <text:p>151.7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376" calcext:value-type="float">
            <text:p>152.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06096" calcext:value-type="float">
            <text:p>152.4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76784" calcext:value-type="float">
            <text:p>152.5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2152" calcext:value-type="float">
            <text:p>152.0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34496" calcext:value-type="float">
            <text:p>151.0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4368" calcext:value-type="float">
            <text:p>151.5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932" calcext:value-type="float">
            <text:p>150.7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4792" calcext:value-type="float">
            <text:p>150.3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50904" calcext:value-type="float">
            <text:p>151.2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9776" calcext:value-type="float">
            <text:p>151.3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14584" calcext:value-type="float">
            <text:p>150.2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0136" calcext:value-type="float">
            <text:p>150.4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7488" calcext:value-type="float">
            <text:p>149.8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976" calcext:value-type="float">
            <text:p>150.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6712" calcext:value-type="float">
            <text:p>150.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96296" calcext:value-type="float">
            <text:p>150.1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3432" calcext:value-type="float">
            <text:p>150.9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9568" calcext:value-type="float">
            <text:p>151.2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8424" calcext:value-type="float">
            <text:p>150.4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4728" calcext:value-type="float">
            <text:p>150.6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46944" calcext:value-type="float">
            <text:p>150.0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25608" calcext:value-type="float">
            <text:p>150.0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81384" calcext:value-type="float">
            <text:p>151.2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8712" calcext:value-type="float">
            <text:p>151.2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5936" calcext:value-type="float">
            <text:p>151.1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0512" calcext:value-type="float">
            <text:p>150.4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1576" calcext:value-type="float">
            <text:p>150.5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75744" calcext:value-type="float">
            <text:p>151.8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13032" calcext:value-type="float">
            <text:p>151.5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71072" calcext:value-type="float">
            <text:p>151.0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2964" calcext:value-type="float">
            <text:p>153.3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32688" calcext:value-type="float">
            <text:p>153.3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58952" calcext:value-type="float">
            <text:p>153.1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53568" calcext:value-type="float">
            <text:p>152.7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3136" calcext:value-type="float">
            <text:p>151.5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2608" calcext:value-type="float">
            <text:p>152.6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28472" calcext:value-type="float">
            <text:p>153.1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2064" calcext:value-type="float">
            <text:p>152.9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10896" calcext:value-type="float">
            <text:p>152.7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38328" calcext:value-type="float">
            <text:p>152.7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64592" calcext:value-type="float">
            <text:p>152.5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68224" calcext:value-type="float">
            <text:p>152.6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82296" calcext:value-type="float">
            <text:p>152.4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87224" calcext:value-type="float">
            <text:p>152.2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0712" calcext:value-type="float">
            <text:p>152.0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25808" calcext:value-type="float">
            <text:p>151.6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02136" calcext:value-type="float">
            <text:p>151.2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61928" calcext:value-type="float">
            <text:p>151.0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4928" calcext:value-type="float">
            <text:p>150.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38968" calcext:value-type="float">
            <text:p>150.2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4816" calcext:value-type="float">
            <text:p>149.7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1776" calcext:value-type="float">
            <text:p>149.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3008" calcext:value-type="float">
            <text:p>149.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98688" calcext:value-type="float">
            <text:p>147.9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68336" calcext:value-type="float">
            <text:p>147.4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4344" calcext:value-type="float">
            <text:p>148.2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5076" calcext:value-type="float">
            <text:p>147.0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1344" calcext:value-type="float">
            <text:p>147.1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4088" calcext:value-type="float">
            <text:p>145.4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46928" calcext:value-type="float">
            <text:p>145.3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3336" calcext:value-type="float">
            <text:p>145.5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58736" calcext:value-type="float">
            <text:p>146.8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348" calcext:value-type="float">
            <text:p>145.9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0352" calcext:value-type="float">
            <text:p>145.3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51144" calcext:value-type="float">
            <text:p>145.5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4608" calcext:value-type="float">
            <text:p>145.8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63208" calcext:value-type="float">
            <text:p>146.0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396" calcext:value-type="float">
            <text:p>145.9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57112" calcext:value-type="float">
            <text:p>146.0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52896" calcext:value-type="float">
            <text:p>145.8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62624" calcext:value-type="float">
            <text:p>145.9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46672" calcext:value-type="float">
            <text:p>146.3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836" calcext:value-type="float">
            <text:p>146.8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8544" calcext:value-type="float">
            <text:p>147.6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38312" calcext:value-type="float">
            <text:p>148.0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4532" calcext:value-type="float">
            <text:p>149.2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11336" calcext:value-type="float">
            <text:p>148.6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15936" calcext:value-type="float">
            <text:p>147.3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5144" calcext:value-type="float">
            <text:p>147.0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128" calcext:value-type="float">
            <text:p>147.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70088" calcext:value-type="float">
            <text:p>147.7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1756" calcext:value-type="float">
            <text:p>148.1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1104" calcext:value-type="float">
            <text:p>149.0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67496" calcext:value-type="float">
            <text:p>148.3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1392" calcext:value-type="float">
            <text:p>149.8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3272" calcext:value-type="float">
            <text:p>149.6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89088" calcext:value-type="float">
            <text:p>147.3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17816" calcext:value-type="float">
            <text:p>147.1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7544" calcext:value-type="float">
            <text:p>147.2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6516" calcext:value-type="float">
            <text:p>147.9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1568" calcext:value-type="float">
            <text:p>148.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5072" calcext:value-type="float">
            <text:p>148.7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6392" calcext:value-type="float">
            <text:p>147.9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57696" calcext:value-type="float">
            <text:p>146.1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77736" calcext:value-type="float">
            <text:p>146.4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608" calcext:value-type="float">
            <text:p>147.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29096" calcext:value-type="float">
            <text:p>145.9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73064" calcext:value-type="float">
            <text:p>145.6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6464" calcext:value-type="float">
            <text:p>146.2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988" calcext:value-type="float">
            <text:p>147.6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3844" calcext:value-type="float">
            <text:p>147.5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17944" calcext:value-type="float">
            <text:p>146.6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1448" calcext:value-type="float">
            <text:p>147.2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86624" calcext:value-type="float">
            <text:p>147.4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0448" calcext:value-type="float">
            <text:p>146.8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17032" calcext:value-type="float">
            <text:p>145.4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144" calcext:value-type="float">
            <text:p>144.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7064" calcext:value-type="float">
            <text:p>143.3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8792" calcext:value-type="float">
            <text:p>140.4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1384" calcext:value-type="float">
            <text:p>139.8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1344" calcext:value-type="float">
            <text:p>139.5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7336" calcext:value-type="float">
            <text:p>139.4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2808" calcext:value-type="float">
            <text:p>139.0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6776" calcext:value-type="float">
            <text:p>138.7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684" calcext:value-type="float">
            <text:p>138.5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5504" calcext:value-type="float">
            <text:p>138.5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0536" calcext:value-type="float">
            <text:p>138.4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2688" calcext:value-type="float">
            <text:p>138.0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2312" calcext:value-type="float">
            <text:p>138.1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5256" calcext:value-type="float">
            <text:p>138.0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5632" calcext:value-type="float">
            <text:p>138.0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6112" calcext:value-type="float">
            <text:p>138.0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7448" calcext:value-type="float">
            <text:p>138.0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46968" calcext:value-type="float">
            <text:p>138.0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3064" calcext:value-type="float">
            <text:p>138.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5736" calcext:value-type="float">
            <text:p>138.0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10976" calcext:value-type="float">
            <text:p>138.1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8408" calcext:value-type="float">
            <text:p>138.1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9264" calcext:value-type="float">
            <text:p>138.1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41456" calcext:value-type="float">
            <text:p>138.1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9472" calcext:value-type="float">
            <text:p>138.2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5672" calcext:value-type="float">
            <text:p>138.3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6528" calcext:value-type="float">
            <text:p>138.3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396" calcext:value-type="float">
            <text:p>138.3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3584" calcext:value-type="float">
            <text:p>138.4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6256" calcext:value-type="float">
            <text:p>138.4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7064" calcext:value-type="float">
            <text:p>138.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67592" calcext:value-type="float">
            <text:p>138.4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0112" calcext:value-type="float">
            <text:p>138.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52936" calcext:value-type="float">
            <text:p>138.5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5128" calcext:value-type="float">
            <text:p>138.5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4272" calcext:value-type="float">
            <text:p>138.5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2184" calcext:value-type="float">
            <text:p>138.6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35232" calcext:value-type="float">
            <text:p>138.6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6192" calcext:value-type="float">
            <text:p>138.6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972" calcext:value-type="float">
            <text:p>138.7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7152" calcext:value-type="float">
            <text:p>138.7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2872" calcext:value-type="float">
            <text:p>138.8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63832" calcext:value-type="float">
            <text:p>138.8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0408" calcext:value-type="float">
            <text:p>138.9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30888" calcext:value-type="float">
            <text:p>138.9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22328" calcext:value-type="float">
            <text:p>139.0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2808" calcext:value-type="float">
            <text:p>139.0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4144" calcext:value-type="float">
            <text:p>139.0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8528" calcext:value-type="float">
            <text:p>139.0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2056" calcext:value-type="float">
            <text:p>139.1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68632" calcext:value-type="float">
            <text:p>139.1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74" calcext:value-type="float">
            <text:p>139.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788" calcext:value-type="float">
            <text:p>139.2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75312" calcext:value-type="float">
            <text:p>139.2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0552" calcext:value-type="float">
            <text:p>139.2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5792" calcext:value-type="float">
            <text:p>139.3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3224" calcext:value-type="float">
            <text:p>139.3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7608" calcext:value-type="float">
            <text:p>139.3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81992" calcext:value-type="float">
            <text:p>139.3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5144" calcext:value-type="float">
            <text:p>139.4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0384" calcext:value-type="float">
            <text:p>139.4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85624" calcext:value-type="float">
            <text:p>139.4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268" calcext:value-type="float">
            <text:p>139.5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412" calcext:value-type="float">
            <text:p>139.6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80696" calcext:value-type="float">
            <text:p>139.6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11176" calcext:value-type="float">
            <text:p>139.7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5184" calcext:value-type="float">
            <text:p>139.7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5288" calcext:value-type="float">
            <text:p>139.8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8336" calcext:value-type="float">
            <text:p>139.8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4536" calcext:value-type="float">
            <text:p>139.9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6352" calcext:value-type="float">
            <text:p>139.9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6288" calcext:value-type="float">
            <text:p>140.2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10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8792" calcext:value-type="float">
            <text:p>140.4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4512" calcext:value-type="float">
            <text:p>140.4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328" calcext:value-type="float">
            <text:p>140.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2904" calcext:value-type="float">
            <text:p>140.5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0336" calcext:value-type="float">
            <text:p>140.6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3864" calcext:value-type="float">
            <text:p>140.6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2632" calcext:value-type="float">
            <text:p>140.6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1024" calcext:value-type="float">
            <text:p>140.7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7224" calcext:value-type="float">
            <text:p>140.8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0376" calcext:value-type="float">
            <text:p>140.9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2192" calcext:value-type="float">
            <text:p>140.9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5344" calcext:value-type="float">
            <text:p>141.0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3256" calcext:value-type="float">
            <text:p>141.1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528" calcext:value-type="float">
            <text:p>141.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1856" calcext:value-type="float">
            <text:p>141.3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2336" calcext:value-type="float">
            <text:p>141.3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816" calcext:value-type="float">
            <text:p>141.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2168" calcext:value-type="float">
            <text:p>141.5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3984" calcext:value-type="float">
            <text:p>141.6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1896" calcext:value-type="float">
            <text:p>141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1728" calcext:value-type="float">
            <text:p>141.8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488" calcext:value-type="float">
            <text:p>141.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5944" calcext:value-type="float">
            <text:p>142.0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9096" calcext:value-type="float">
            <text:p>142.1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828" calcext:value-type="float">
            <text:p>142.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1264" calcext:value-type="float">
            <text:p>142.7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5752" calcext:value-type="float">
            <text:p>142.7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2056" calcext:value-type="float">
            <text:p>142.9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1304" calcext:value-type="float">
            <text:p>143.0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7128" calcext:value-type="float">
            <text:p>143.1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3368" calcext:value-type="float">
            <text:p>143.5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5224" calcext:value-type="float">
            <text:p>143.9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896" calcext:value-type="float">
            <text:p>144.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856" calcext:value-type="float">
            <text:p>144.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6304" calcext:value-type="float">
            <text:p>144.9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97576" calcext:value-type="float">
            <text:p>145.1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9628" calcext:value-type="float">
            <text:p>145.4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88888" calcext:value-type="float">
            <text:p>145.7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87592" calcext:value-type="float">
            <text:p>146.0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22872" calcext:value-type="float">
            <text:p>146.4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3496" calcext:value-type="float">
            <text:p>146.8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19568" calcext:value-type="float">
            <text:p>147.4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83776" calcext:value-type="float">
            <text:p>149.0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03232" calcext:value-type="float">
            <text:p>149.3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73008" calcext:value-type="float">
            <text:p>148.2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0392" calcext:value-type="float">
            <text:p>149.4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0232" calcext:value-type="float">
            <text:p>148.1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9792" calcext:value-type="float">
            <text:p>148.4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43568" calcext:value-type="float">
            <text:p>148.9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4156" calcext:value-type="float">
            <text:p>149.6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264" calcext:value-type="float">
            <text:p>150.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76" calcext:value-type="float">
            <text:p>152.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9648" calcext:value-type="float">
            <text:p>151.8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7464" calcext:value-type="float">
            <text:p>150.3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3768" calcext:value-type="float">
            <text:p>150.5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0552" calcext:value-type="float">
            <text:p>150.7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8704" calcext:value-type="float">
            <text:p>152.6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2712" calcext:value-type="float">
            <text:p>152.7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808" calcext:value-type="float">
            <text:p>152.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1968" calcext:value-type="float">
            <text:p>151.3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38712" calcext:value-type="float">
            <text:p>151.2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54992" calcext:value-type="float">
            <text:p>151.9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24712" calcext:value-type="float">
            <text:p>153.5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49096" calcext:value-type="float">
            <text:p>153.5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71728" calcext:value-type="float">
            <text:p>153.2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3488" calcext:value-type="float">
            <text:p>152.1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3552" calcext:value-type="float">
            <text:p>151.8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03888" calcext:value-type="float">
            <text:p>151.5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0608" calcext:value-type="float">
            <text:p>151.9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68352" calcext:value-type="float">
            <text:p>152.1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3776" calcext:value-type="float">
            <text:p>152.8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76" calcext:value-type="float">
            <text:p>152.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192" calcext:value-type="float">
            <text:p>152.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18872" calcext:value-type="float">
            <text:p>152.5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68424" calcext:value-type="float">
            <text:p>154.2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81072" calcext:value-type="float">
            <text:p>154.8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51176" calcext:value-type="float">
            <text:p>154.9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817064" calcext:value-type="float">
            <text:p>154.8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695144" calcext:value-type="float">
            <text:p>154.6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384248" calcext:value-type="float">
            <text:p>154.3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95984" calcext:value-type="float">
            <text:p>153.7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5032" calcext:value-type="float">
            <text:p>152.2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2192" calcext:value-type="float">
            <text:p>152.4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1628" calcext:value-type="float">
            <text:p>153.1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6408" calcext:value-type="float">
            <text:p>154.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04416" calcext:value-type="float">
            <text:p>154.2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45792" calcext:value-type="float">
            <text:p>154.5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76528" calcext:value-type="float">
            <text:p>153.5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536648" calcext:value-type="float">
            <text:p>154.5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3872" calcext:value-type="float">
            <text:p>154.4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0824" calcext:value-type="float">
            <text:p>154.4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09164" calcext:value-type="float">
            <text:p>154.0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02336" calcext:value-type="float">
            <text:p>152.8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30936" calcext:value-type="float">
            <text:p>153.0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6304" calcext:value-type="float">
            <text:p>153.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41704" calcext:value-type="float">
            <text:p>153.8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98576" calcext:value-type="float">
            <text:p>153.1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2588" calcext:value-type="float">
            <text:p>153.7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70104" calcext:value-type="float">
            <text:p>152.4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765504" calcext:value-type="float">
            <text:p>153.7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2692" calcext:value-type="float">
            <text:p>154.4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7776" calcext:value-type="float">
            <text:p>154.4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37944" calcext:value-type="float">
            <text:p>154.2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256232" calcext:value-type="float">
            <text:p>154.2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44752" calcext:value-type="float">
            <text:p>153.8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52776" calcext:value-type="float">
            <text:p>153.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134312" calcext:value-type="float">
            <text:p>154.1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960576" calcext:value-type="float">
            <text:p>153.9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38656" calcext:value-type="float">
            <text:p>153.8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31392" calcext:value-type="float">
            <text:p>153.6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57072" calcext:value-type="float">
            <text:p>153.3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61416" calcext:value-type="float">
            <text:p>153.0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52984" calcext:value-type="float">
            <text:p>152.6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36704" calcext:value-type="float">
            <text:p>151.9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99928" calcext:value-type="float">
            <text:p>150.2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3456" calcext:value-type="float">
            <text:p>150.3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83136" calcext:value-type="float">
            <text:p>151.5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75872" calcext:value-type="float">
            <text:p>151.3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06152" calcext:value-type="float">
            <text:p>149.8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8112" calcext:value-type="float">
            <text:p>150.2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59336" calcext:value-type="float">
            <text:p>151.6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29568" calcext:value-type="float">
            <text:p>151.2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6272" calcext:value-type="float">
            <text:p>150.76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9392" calcext:value-type="float">
            <text:p>149.0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868" calcext:value-type="float">
            <text:p>149.4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648" calcext:value-type="float">
            <text:p>150.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99088" calcext:value-type="float">
            <text:p>151.1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0356" calcext:value-type="float">
            <text:p>150.4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9464" calcext:value-type="float">
            <text:p>151.1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21008" calcext:value-type="float">
            <text:p>151.3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61928" calcext:value-type="float">
            <text:p>151.0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5116" calcext:value-type="float">
            <text:p>150.2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74704" calcext:value-type="float">
            <text:p>151.1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11992" calcext:value-type="float">
            <text:p>150.8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4832" calcext:value-type="float">
            <text:p>150.6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8984" calcext:value-type="float">
            <text:p>151.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55248" calcext:value-type="float">
            <text:p>150.9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1784" calcext:value-type="float">
            <text:p>150.6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5596" calcext:value-type="float">
            <text:p>150.5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2496" calcext:value-type="float">
            <text:p>150.2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0248" calcext:value-type="float">
            <text:p>149.0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4272" calcext:value-type="float">
            <text:p>150.0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6712" calcext:value-type="float">
            <text:p>150.4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45648" calcext:value-type="float">
            <text:p>150.3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60176" calcext:value-type="float">
            <text:p>150.76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81768" calcext:value-type="float">
            <text:p>149.7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32032" calcext:value-type="float">
            <text:p>151.1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4808" calcext:value-type="float">
            <text:p>151.2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98504" calcext:value-type="float">
            <text:p>151.0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96496" calcext:value-type="float">
            <text:p>151.7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59336" calcext:value-type="float">
            <text:p>151.6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0632" calcext:value-type="float">
            <text:p>151.3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48768" calcext:value-type="float">
            <text:p>152.4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07264" calcext:value-type="float">
            <text:p>152.6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768" calcext:value-type="float">
            <text:p>152.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55904" calcext:value-type="float">
            <text:p>153.1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4008" calcext:value-type="float">
            <text:p>153.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84632" calcext:value-type="float">
            <text:p>152.8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1208" calcext:value-type="float">
            <text:p>152.9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67512" calcext:value-type="float">
            <text:p>153.0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2544" calcext:value-type="float">
            <text:p>152.9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3024" calcext:value-type="float">
            <text:p>152.9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9496" calcext:value-type="float">
            <text:p>152.9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0728" calcext:value-type="float">
            <text:p>152.8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3296" calcext:value-type="float">
            <text:p>152.8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17576" calcext:value-type="float">
            <text:p>152.8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92608" calcext:value-type="float">
            <text:p>152.6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49352" calcext:value-type="float">
            <text:p>152.5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2192" calcext:value-type="float">
            <text:p>152.4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6284" calcext:value-type="float">
            <text:p>152.2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0544" calcext:value-type="float">
            <text:p>152.1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09856" calcext:value-type="float">
            <text:p>152.0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09272" calcext:value-type="float">
            <text:p>151.9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26976" calcext:value-type="float">
            <text:p>151.8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26392" calcext:value-type="float">
            <text:p>151.7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98376" calcext:value-type="float">
            <text:p>151.5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09984" calcext:value-type="float">
            <text:p>151.5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14912" calcext:value-type="float">
            <text:p>151.3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92992" calcext:value-type="float">
            <text:p>151.1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07064" calcext:value-type="float">
            <text:p>151.0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5728" calcext:value-type="float">
            <text:p>150.9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97336" calcext:value-type="float">
            <text:p>150.8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6264" calcext:value-type="float">
            <text:p>150.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73664" calcext:value-type="float">
            <text:p>150.4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48112" calcext:value-type="float">
            <text:p>150.2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85528" calcext:value-type="float">
            <text:p>149.3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072" calcext:value-type="float">
            <text:p>150.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61472" calcext:value-type="float">
            <text:p>150.4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09072" calcext:value-type="float">
            <text:p>150.3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8552" calcext:value-type="float">
            <text:p>149.9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5232" calcext:value-type="float">
            <text:p>150.0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55632" calcext:value-type="float">
            <text:p>149.4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25864" calcext:value-type="float">
            <text:p>149.0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9456" calcext:value-type="float">
            <text:p>148.8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94216" calcext:value-type="float">
            <text:p>148.7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16264" calcext:value-type="float">
            <text:p>148.4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34096" calcext:value-type="float">
            <text:p>147.8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7376" calcext:value-type="float">
            <text:p>147.4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4492" calcext:value-type="float">
            <text:p>146.0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0432" calcext:value-type="float">
            <text:p>145.9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56984" calcext:value-type="float">
            <text:p>146.5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2712" calcext:value-type="float">
            <text:p>145.1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34608" calcext:value-type="float">
            <text:p>145.8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14696" calcext:value-type="float">
            <text:p>145.0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0776" calcext:value-type="float">
            <text:p>144.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1712" calcext:value-type="float">
            <text:p>144.7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16904" calcext:value-type="float">
            <text:p>145.9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9392" calcext:value-type="float">
            <text:p>145.2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9688" calcext:value-type="float">
            <text:p>144.5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216" calcext:value-type="float">
            <text:p>143.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216" calcext:value-type="float">
            <text:p>143.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8296" calcext:value-type="float">
            <text:p>143.3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0488" calcext:value-type="float">
            <text:p>143.3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1696" calcext:value-type="float">
            <text:p>143.8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2296" calcext:value-type="float">
            <text:p>144.8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7568" calcext:value-type="float">
            <text:p>142.8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5128" calcext:value-type="float">
            <text:p>142.3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3896" calcext:value-type="float">
            <text:p>142.4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7632" calcext:value-type="float">
            <text:p>142.59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296" calcext:value-type="float">
            <text:p>142.5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972" calcext:value-type="float">
            <text:p>142.5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3352" calcext:value-type="float">
            <text:p>142.6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3912" calcext:value-type="float">
            <text:p>143.3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1576" calcext:value-type="float">
            <text:p>142.9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6432" calcext:value-type="float">
            <text:p>140.6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864" calcext:value-type="float">
            <text:p>141.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3384" calcext:value-type="float">
            <text:p>140.6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20576" calcext:value-type="float">
            <text:p>138.7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3536" calcext:value-type="float">
            <text:p>138.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5488" calcext:value-type="float">
            <text:p>137.6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28936" calcext:value-type="float">
            <text:p>137.0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2568" calcext:value-type="float">
            <text:p>137.1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28936" calcext:value-type="float">
            <text:p>137.0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0064" calcext:value-type="float">
            <text:p>136.9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4512" calcext:value-type="float">
            <text:p>136.6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6016" calcext:value-type="float">
            <text:p>136.5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2864" calcext:value-type="float">
            <text:p>136.4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2008" calcext:value-type="float">
            <text:p>136.4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9816" calcext:value-type="float">
            <text:p>136.4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0296" calcext:value-type="float">
            <text:p>136.4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9064" calcext:value-type="float">
            <text:p>136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516" calcext:value-type="float">
            <text:p>136.5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9064" calcext:value-type="float">
            <text:p>136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9064" calcext:value-type="float">
            <text:p>136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6976" calcext:value-type="float">
            <text:p>136.5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088" calcext:value-type="float">
            <text:p>136.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612" calcext:value-type="float">
            <text:p>136.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6224" calcext:value-type="float">
            <text:p>136.6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756" calcext:value-type="float">
            <text:p>136.6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9752" calcext:value-type="float">
            <text:p>136.6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99752" calcext:value-type="float">
            <text:p>136.6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6328" calcext:value-type="float">
            <text:p>136.7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424" calcext:value-type="float">
            <text:p>136.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7392" calcext:value-type="float">
            <text:p>136.8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7392" calcext:value-type="float">
            <text:p>136.8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996" calcext:value-type="float">
            <text:p>136.8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3864" calcext:value-type="float">
            <text:p>136.8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3968" calcext:value-type="float">
            <text:p>136.9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5784" calcext:value-type="float">
            <text:p>136.9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1504" calcext:value-type="float">
            <text:p>137.0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7704" calcext:value-type="float">
            <text:p>137.0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5992" calcext:value-type="float">
            <text:p>137.0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5616" calcext:value-type="float">
            <text:p>137.1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3904" calcext:value-type="float">
            <text:p>137.1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8288" calcext:value-type="float">
            <text:p>137.1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4488" calcext:value-type="float">
            <text:p>137.2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4112" calcext:value-type="float">
            <text:p>137.2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21544" calcext:value-type="float">
            <text:p>137.3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812" calcext:value-type="float">
            <text:p>137.3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4216" calcext:value-type="float">
            <text:p>137.3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3464" calcext:value-type="float">
            <text:p>137.4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052" calcext:value-type="float">
            <text:p>137.5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4048" calcext:value-type="float">
            <text:p>137.5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9288" calcext:value-type="float">
            <text:p>137.5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196" calcext:value-type="float">
            <text:p>137.6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72" calcext:value-type="float">
            <text:p>137.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244" calcext:value-type="float">
            <text:p>137.6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9016" calcext:value-type="float">
            <text:p>137.6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4736" calcext:value-type="float">
            <text:p>137.7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96" calcext:value-type="float">
            <text:p>137.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0936" calcext:value-type="float">
            <text:p>137.7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484" calcext:value-type="float">
            <text:p>137.7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7616" calcext:value-type="float">
            <text:p>137.8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2856" calcext:value-type="float">
            <text:p>137.9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1624" calcext:value-type="float">
            <text:p>137.9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8296" calcext:value-type="float">
            <text:p>137.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37824" calcext:value-type="float">
            <text:p>138.0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744" calcext:value-type="float">
            <text:p>138.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3168" calcext:value-type="float">
            <text:p>138.1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6584" calcext:value-type="float">
            <text:p>138.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0224" calcext:value-type="float">
            <text:p>138.1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48136" calcext:value-type="float">
            <text:p>138.2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6048" calcext:value-type="float">
            <text:p>138.3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6396" calcext:value-type="float">
            <text:p>138.3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8344" calcext:value-type="float">
            <text:p>138.3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6632" calcext:value-type="float">
            <text:p>138.4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5776" calcext:value-type="float">
            <text:p>138.4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3208" calcext:value-type="float">
            <text:p>138.4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2832" calcext:value-type="float">
            <text:p>138.4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8552" calcext:value-type="float">
            <text:p>138.5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65128" calcext:value-type="float">
            <text:p>138.5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4752" calcext:value-type="float">
            <text:p>138.6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7424" calcext:value-type="float">
            <text:p>138.6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5712" calcext:value-type="float">
            <text:p>138.6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02288" calcext:value-type="float">
            <text:p>138.7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35816" calcext:value-type="float">
            <text:p>138.7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2392" calcext:value-type="float">
            <text:p>138.7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212" calcext:value-type="float">
            <text:p>138.8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1744" calcext:value-type="float">
            <text:p>138.9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2224" calcext:value-type="float">
            <text:p>138.9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7088" calcext:value-type="float">
            <text:p>139.0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4896" calcext:value-type="float">
            <text:p>138.9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37568" calcext:value-type="float">
            <text:p>139.0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4248" calcext:value-type="float">
            <text:p>139.1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9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4728" calcext:value-type="float">
            <text:p>139.1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6064" calcext:value-type="float">
            <text:p>139.1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6064" calcext:value-type="float">
            <text:p>139.1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84456" calcext:value-type="float">
            <text:p>139.2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36272" calcext:value-type="float">
            <text:p>139.3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8944" calcext:value-type="float">
            <text:p>139.3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06376" calcext:value-type="float">
            <text:p>139.4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4392" calcext:value-type="float">
            <text:p>139.5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61824" calcext:value-type="float">
            <text:p>139.5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4976" calcext:value-type="float">
            <text:p>139.6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7168" calcext:value-type="float">
            <text:p>139.6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3264" calcext:value-type="float">
            <text:p>139.6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41656" calcext:value-type="float">
            <text:p>139.7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6144" calcext:value-type="float">
            <text:p>139.8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3576" calcext:value-type="float">
            <text:p>139.8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8816" calcext:value-type="float">
            <text:p>139.8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2864" calcext:value-type="float">
            <text:p>140.2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0984" calcext:value-type="float">
            <text:p>140.4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6704" calcext:value-type="float">
            <text:p>140.5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9376" calcext:value-type="float">
            <text:p>140.5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9312" calcext:value-type="float">
            <text:p>140.7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9144" calcext:value-type="float">
            <text:p>140.9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764" calcext:value-type="float">
            <text:p>141.1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908" calcext:value-type="float">
            <text:p>141.2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8432" calcext:value-type="float">
            <text:p>141.3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7304" calcext:value-type="float">
            <text:p>141.4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6552" calcext:value-type="float">
            <text:p>141.5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2688" calcext:value-type="float">
            <text:p>141.9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8512" calcext:value-type="float">
            <text:p>142.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0432" calcext:value-type="float">
            <text:p>142.1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9032" calcext:value-type="float">
            <text:p>142.3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3248" calcext:value-type="float">
            <text:p>142.5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9176" calcext:value-type="float">
            <text:p>142.7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9696" calcext:value-type="float">
            <text:p>143.1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18" calcext:value-type="float">
            <text:p>143.9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47056" calcext:value-type="float">
            <text:p>144.8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9768" calcext:value-type="float">
            <text:p>145.2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99912" calcext:value-type="float">
            <text:p>145.5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69888" calcext:value-type="float">
            <text:p>146.1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48168" calcext:value-type="float">
            <text:p>147.6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3448" calcext:value-type="float">
            <text:p>147.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09128" calcext:value-type="float">
            <text:p>147.7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5648" calcext:value-type="float">
            <text:p>146.5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74688" calcext:value-type="float">
            <text:p>146.4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4456" calcext:value-type="float">
            <text:p>146.9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8604" calcext:value-type="float">
            <text:p>147.3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4992" calcext:value-type="float">
            <text:p>147.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4464" calcext:value-type="float">
            <text:p>149.2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97008" calcext:value-type="float">
            <text:p>149.7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67368" calcext:value-type="float">
            <text:p>148.8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71" calcext:value-type="float">
            <text:p>148.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62184" calcext:value-type="float">
            <text:p>150.0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4664" calcext:value-type="float">
            <text:p>150.8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5976" calcext:value-type="float">
            <text:p>151.4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0648" calcext:value-type="float">
            <text:p>150.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32744" calcext:value-type="float">
            <text:p>150.7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43312" calcext:value-type="float">
            <text:p>149.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244" calcext:value-type="float">
            <text:p>149.0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96" calcext:value-type="float">
            <text:p>149.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4104" calcext:value-type="float">
            <text:p>150.1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98248" calcext:value-type="float">
            <text:p>152.0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75032" calcext:value-type="float">
            <text:p>152.2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71272" calcext:value-type="float">
            <text:p>152.6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0668" calcext:value-type="float">
            <text:p>152.5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18288" calcext:value-type="float">
            <text:p>152.4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3216" calcext:value-type="float">
            <text:p>152.2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72952" calcext:value-type="float">
            <text:p>150.8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024" calcext:value-type="float">
            <text:p>150.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548" calcext:value-type="float">
            <text:p>150.5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49864" calcext:value-type="float">
            <text:p>150.5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65104" calcext:value-type="float">
            <text:p>150.5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1692" calcext:value-type="float">
            <text:p>150.6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236" calcext:value-type="float">
            <text:p>150.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51616" calcext:value-type="float">
            <text:p>150.8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52784" calcext:value-type="float">
            <text:p>151.0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63552" calcext:value-type="float">
            <text:p>151.8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347928" calcext:value-type="float">
            <text:p>153.3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04088" calcext:value-type="float">
            <text:p>153.1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6576" calcext:value-type="float">
            <text:p>152.4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85728" calcext:value-type="float">
            <text:p>150.9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37872" calcext:value-type="float">
            <text:p>152.1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51032" calcext:value-type="float">
            <text:p>150.75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3808" calcext:value-type="float">
            <text:p>150.8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04344" calcext:value-type="float">
            <text:p>152.1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61416" calcext:value-type="float">
            <text:p>153.0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75488" calcext:value-type="float">
            <text:p>152.8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2756" calcext:value-type="float">
            <text:p>151.9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5592" calcext:value-type="float">
            <text:p>152.9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91896" calcext:value-type="float">
            <text:p>153.0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63296" calcext:value-type="float">
            <text:p>152.8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4968" calcext:value-type="float">
            <text:p>152.5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0188" calcext:value-type="float">
            <text:p>152.2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83592" calcext:value-type="float">
            <text:p>152.1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17248" calcext:value-type="float">
            <text:p>151.7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6728" calcext:value-type="float">
            <text:p>151.3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88064" calcext:value-type="float">
            <text:p>151.3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80216" calcext:value-type="float">
            <text:p>151.0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6568" calcext:value-type="float">
            <text:p>150.0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37088" calcext:value-type="float">
            <text:p>150.4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01424" calcext:value-type="float">
            <text:p>151.6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67896" calcext:value-type="float">
            <text:p>151.5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89104" calcext:value-type="float">
            <text:p>152.0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534368" calcext:value-type="float">
            <text:p>151.5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7672" calcext:value-type="float">
            <text:p>150.5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60632" calcext:value-type="float">
            <text:p>151.3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3368" calcext:value-type="float">
            <text:p>151.1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856" calcext:value-type="float">
            <text:p>151.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75288" calcext:value-type="float">
            <text:p>151.2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9256" calcext:value-type="float">
            <text:p>151.0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97464" calcext:value-type="float">
            <text:p>150.3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56416" calcext:value-type="float">
            <text:p>151.1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21136" calcext:value-type="float">
            <text:p>150.8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52328" calcext:value-type="float">
            <text:p>150.4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63352" calcext:value-type="float">
            <text:p>150.2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32288" calcext:value-type="float">
            <text:p>150.1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54336" calcext:value-type="float">
            <text:p>149.7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1712" calcext:value-type="float">
            <text:p>148.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5012" calcext:value-type="float">
            <text:p>149.5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20224" calcext:value-type="float">
            <text:p>149.6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44" calcext:value-type="float">
            <text:p>149.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36176" calcext:value-type="float">
            <text:p>149.2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33256" calcext:value-type="float">
            <text:p>148.7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4952" calcext:value-type="float">
            <text:p>147.8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14256" calcext:value-type="float">
            <text:p>149.1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9184" calcext:value-type="float">
            <text:p>148.9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90584" calcext:value-type="float">
            <text:p>148.6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55304" calcext:value-type="float">
            <text:p>148.3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3176" calcext:value-type="float">
            <text:p>148.0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57184" calcext:value-type="float">
            <text:p>148.1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4288" calcext:value-type="float">
            <text:p>147.0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07248" calcext:value-type="float">
            <text:p>147.9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84744" calcext:value-type="float">
            <text:p>147.6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81568" calcext:value-type="float">
            <text:p>148.1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30664" calcext:value-type="float">
            <text:p>149.3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0148" calcext:value-type="float">
            <text:p>149.0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89544" calcext:value-type="float">
            <text:p>147.9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9752" calcext:value-type="float">
            <text:p>148.1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1108" calcext:value-type="float">
            <text:p>149.6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806" calcext:value-type="float">
            <text:p>149.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17176" calcext:value-type="float">
            <text:p>149.6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23856" calcext:value-type="float">
            <text:p>149.7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75088" calcext:value-type="float">
            <text:p>149.67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19768" calcext:value-type="float">
            <text:p>149.0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0732" calcext:value-type="float">
            <text:p>150.0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29112" calcext:value-type="float">
            <text:p>150.6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28528" calcext:value-type="float">
            <text:p>150.5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07776" calcext:value-type="float">
            <text:p>150.6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076" calcext:value-type="float">
            <text:p>150.8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8048" calcext:value-type="float">
            <text:p>150.4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296" calcext:value-type="float">
            <text:p>149.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112" calcext:value-type="float">
            <text:p>149.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5416" calcext:value-type="float">
            <text:p>150.7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72496" calcext:value-type="float">
            <text:p>150.2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95456" calcext:value-type="float">
            <text:p>151.0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51488" calcext:value-type="float">
            <text:p>151.3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391112" calcext:value-type="float">
            <text:p>151.3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7224" calcext:value-type="float">
            <text:p>151.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4328" calcext:value-type="float">
            <text:p>151.2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01316" calcext:value-type="float">
            <text:p>151.0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41888" calcext:value-type="float">
            <text:p>150.7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87152" calcext:value-type="float">
            <text:p>150.1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98632" calcext:value-type="float">
            <text:p>150.5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5752" calcext:value-type="float">
            <text:p>150.4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82096" calcext:value-type="float">
            <text:p>150.8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83976" calcext:value-type="float">
            <text:p>150.6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05312" calcext:value-type="float">
            <text:p>150.7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98048" calcext:value-type="float">
            <text:p>150.4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23728" calcext:value-type="float">
            <text:p>150.2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48824" calcext:value-type="float">
            <text:p>149.8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13088" calcext:value-type="float">
            <text:p>148.9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75344" calcext:value-type="float">
            <text:p>148.6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86952" calcext:value-type="float">
            <text:p>148.5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7512" calcext:value-type="float">
            <text:p>149.2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7048" calcext:value-type="float">
            <text:p>150.1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1588" calcext:value-type="float">
            <text:p>149.9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08616" calcext:value-type="float">
            <text:p>149.7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1296" calcext:value-type="float">
            <text:p>149.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53296" calcext:value-type="float">
            <text:p>149.0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6244" calcext:value-type="float">
            <text:p>149.0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20608" calcext:value-type="float">
            <text:p>148.1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66784" calcext:value-type="float">
            <text:p>148.7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74632" calcext:value-type="float">
            <text:p>149.0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8144" calcext:value-type="float">
            <text:p>148.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21392" calcext:value-type="float">
            <text:p>149.8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968" calcext:value-type="float">
            <text:p>149.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32416" calcext:value-type="float">
            <text:p>149.6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6724" calcext:value-type="float">
            <text:p>149.3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54464" calcext:value-type="float">
            <text:p>149.2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14256" calcext:value-type="float">
            <text:p>149.1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5928" calcext:value-type="float">
            <text:p>148.7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8144" calcext:value-type="float">
            <text:p>148.2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88504" calcext:value-type="float">
            <text:p>147.2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30848" calcext:value-type="float">
            <text:p>146.2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0136" calcext:value-type="float">
            <text:p>146.6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90128" calcext:value-type="float">
            <text:p>148.0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51344" calcext:value-type="float">
            <text:p>147.1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36" calcext:value-type="float">
            <text:p>146.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66912" calcext:value-type="float">
            <text:p>148.2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08544" calcext:value-type="float">
            <text:p>147.6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25792" calcext:value-type="float">
            <text:p>146.9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9432" calcext:value-type="float">
            <text:p>145.5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96024" calcext:value-type="float">
            <text:p>146.4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1752" calcext:value-type="float">
            <text:p>145.0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0168" calcext:value-type="float">
            <text:p>144.6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80912" calcext:value-type="float">
            <text:p>145.9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68008" calcext:value-type="float">
            <text:p>146.3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37528" calcext:value-type="float">
            <text:p>146.3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9648" calcext:value-type="float">
            <text:p>144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3656" calcext:value-type="float">
            <text:p>144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0664" calcext:value-type="float">
            <text:p>145.5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0964" calcext:value-type="float">
            <text:p>145.7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06592" calcext:value-type="float">
            <text:p>145.7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8512" calcext:value-type="float">
            <text:p>145.8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06592" calcext:value-type="float">
            <text:p>145.7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484" calcext:value-type="float">
            <text:p>145.4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8872" calcext:value-type="float">
            <text:p>144.8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9648" calcext:value-type="float">
            <text:p>144.2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22016" calcext:value-type="float">
            <text:p>142.6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62224" calcext:value-type="float">
            <text:p>142.7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876" calcext:value-type="float">
            <text:p>142.4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0104" calcext:value-type="float">
            <text:p>141.0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4424" calcext:value-type="float">
            <text:p>141.3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1472" calcext:value-type="float">
            <text:p>142.8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03728" calcext:value-type="float">
            <text:p>142.6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6152" calcext:value-type="float">
            <text:p>142.1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7064" calcext:value-type="float">
            <text:p>139.5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21616" calcext:value-type="float">
            <text:p>139.4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7528" calcext:value-type="float">
            <text:p>138.7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228" calcext:value-type="float">
            <text:p>136.3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2136" calcext:value-type="float">
            <text:p>135.9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4224" calcext:value-type="float">
            <text:p>135.9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4224" calcext:value-type="float">
            <text:p>135.9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8128" calcext:value-type="float">
            <text:p>135.8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8608" calcext:value-type="float">
            <text:p>135.9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4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604" calcext:value-type="float">
            <text:p>135.9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988" calcext:value-type="float">
            <text:p>136.1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8648" calcext:value-type="float">
            <text:p>136.2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7896" calcext:value-type="float">
            <text:p>136.3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3408" calcext:value-type="float">
            <text:p>136.2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8544" calcext:value-type="float">
            <text:p>136.1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8816" calcext:value-type="float">
            <text:p>136.0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7104" calcext:value-type="float">
            <text:p>136.0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2344" calcext:value-type="float">
            <text:p>136.1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0632" calcext:value-type="float">
            <text:p>136.1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7208" calcext:value-type="float">
            <text:p>136.1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5976" calcext:value-type="float">
            <text:p>136.2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9984" calcext:value-type="float">
            <text:p>136.2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084" calcext:value-type="float">
            <text:p>136.2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5224" calcext:value-type="float">
            <text:p>136.2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4848" calcext:value-type="float">
            <text:p>136.3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1424" calcext:value-type="float">
            <text:p>136.3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9712" calcext:value-type="float">
            <text:p>136.3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4952" calcext:value-type="float">
            <text:p>136.3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6496" calcext:value-type="float">
            <text:p>136.5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088" calcext:value-type="float">
            <text:p>136.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6976" calcext:value-type="float">
            <text:p>136.5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02216" calcext:value-type="float">
            <text:p>136.6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9168" calcext:value-type="float">
            <text:p>136.5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4888" calcext:value-type="float">
            <text:p>136.6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1944" calcext:value-type="float">
            <text:p>136.7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1088" calcext:value-type="float">
            <text:p>136.7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2048" calcext:value-type="float">
            <text:p>136.7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7288" calcext:value-type="float">
            <text:p>136.7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1672" calcext:value-type="float">
            <text:p>136.8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008" calcext:value-type="float">
            <text:p>136.8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7016" calcext:value-type="float">
            <text:p>136.9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14" calcext:value-type="float">
            <text:p>136.9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3216" calcext:value-type="float">
            <text:p>136.9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236" calcext:value-type="float">
            <text:p>136.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0648" calcext:value-type="float">
            <text:p>137.0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7704" calcext:value-type="float">
            <text:p>137.0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0376" calcext:value-type="float">
            <text:p>137.1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2192" calcext:value-type="float">
            <text:p>137.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72192" calcext:value-type="float">
            <text:p>137.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3528" calcext:value-type="float">
            <text:p>137.1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096" calcext:value-type="float">
            <text:p>137.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9352" calcext:value-type="float">
            <text:p>137.3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8496" calcext:value-type="float">
            <text:p>137.3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8976" calcext:value-type="float">
            <text:p>137.3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0792" calcext:value-type="float">
            <text:p>137.4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9936" calcext:value-type="float">
            <text:p>137.4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1752" calcext:value-type="float">
            <text:p>137.4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3568" calcext:value-type="float">
            <text:p>137.5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65384" calcext:value-type="float">
            <text:p>137.5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5624" calcext:value-type="float">
            <text:p>137.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7576" calcext:value-type="float">
            <text:p>137.5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244" calcext:value-type="float">
            <text:p>137.6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172" calcext:value-type="float">
            <text:p>137.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8536" calcext:value-type="float">
            <text:p>137.6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7304" calcext:value-type="float">
            <text:p>137.6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57408" calcext:value-type="float">
            <text:p>137.7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1792" calcext:value-type="float">
            <text:p>137.7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8484" calcext:value-type="float">
            <text:p>137.7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4464" calcext:value-type="float">
            <text:p>137.8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33608" calcext:value-type="float">
            <text:p>137.8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1144" calcext:value-type="float">
            <text:p>137.9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3724" calcext:value-type="float">
            <text:p>137.9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982" calcext:value-type="float">
            <text:p>137.9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0016" calcext:value-type="float">
            <text:p>138.0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5736" calcext:value-type="float">
            <text:p>138.0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1936" calcext:value-type="float">
            <text:p>138.1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7252" calcext:value-type="float">
            <text:p>138.2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2624" calcext:value-type="float">
            <text:p>138.3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8344" calcext:value-type="float">
            <text:p>138.3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1392" calcext:value-type="float">
            <text:p>138.3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7488" calcext:value-type="float">
            <text:p>138.3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8-0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2248" calcext:value-type="float">
            <text:p>138.3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2492" calcext:value-type="float">
            <text:p>138.4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22456" calcext:value-type="float">
            <text:p>138.5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9136" calcext:value-type="float">
            <text:p>138.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7424" calcext:value-type="float">
            <text:p>138.6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9924" calcext:value-type="float">
            <text:p>138.6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11432" calcext:value-type="float">
            <text:p>138.7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9344" calcext:value-type="float">
            <text:p>138.7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2872" calcext:value-type="float">
            <text:p>138.8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64" calcext:value-type="float">
            <text:p>138.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5752" calcext:value-type="float">
            <text:p>138.9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0616" calcext:value-type="float">
            <text:p>139.0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92432" calcext:value-type="float">
            <text:p>139.0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0344" calcext:value-type="float">
            <text:p>139.1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0824" calcext:value-type="float">
            <text:p>139.1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3496" calcext:value-type="float">
            <text:p>139.2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53976" calcext:value-type="float">
            <text:p>139.2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36" calcext:value-type="float">
            <text:p>139.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5456" calcext:value-type="float">
            <text:p>139.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97232" calcext:value-type="float">
            <text:p>139.3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124" calcext:value-type="float">
            <text:p>139.4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3056" calcext:value-type="float">
            <text:p>139.5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74016" calcext:value-type="float">
            <text:p>139.5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8504" calcext:value-type="float">
            <text:p>139.6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556" calcext:value-type="float">
            <text:p>139.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5184" calcext:value-type="float">
            <text:p>139.7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2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8792" calcext:value-type="float">
            <text:p>140.4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1088" calcext:value-type="float">
            <text:p>140.5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7496" calcext:value-type="float">
            <text:p>140.7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3696" calcext:value-type="float">
            <text:p>140.8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8768" calcext:value-type="float">
            <text:p>141.0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5824" calcext:value-type="float">
            <text:p>141.0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96136" calcext:value-type="float">
            <text:p>141.2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4424" calcext:value-type="float">
            <text:p>141.3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484" calcext:value-type="float">
            <text:p>141.5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1248" calcext:value-type="float">
            <text:p>141.8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1832" calcext:value-type="float">
            <text:p>141.9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2248" calcext:value-type="float">
            <text:p>142.1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9888" calcext:value-type="float">
            <text:p>142.3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7152" calcext:value-type="float">
            <text:p>142.5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6984" calcext:value-type="float">
            <text:p>142.7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5104" calcext:value-type="float">
            <text:p>142.9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1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5896" calcext:value-type="float">
            <text:p>143.1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4496" calcext:value-type="float">
            <text:p>143.4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228" calcext:value-type="float">
            <text:p>143.9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5368" calcext:value-type="float">
            <text:p>144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10096" calcext:value-type="float">
            <text:p>146.3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59576" calcext:value-type="float">
            <text:p>145.9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0112" calcext:value-type="float">
            <text:p>147.2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0696" calcext:value-type="float">
            <text:p>147.3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4328" calcext:value-type="float">
            <text:p>147.4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76896" calcext:value-type="float">
            <text:p>147.3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67168" calcext:value-type="float">
            <text:p>147.2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9648" calcext:value-type="float">
            <text:p>147.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20992" calcext:value-type="float">
            <text:p>146.6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24" calcext:value-type="float">
            <text:p>144.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2024" calcext:value-type="float">
            <text:p>144.9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48" calcext:value-type="float">
            <text:p>145.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0624" calcext:value-type="float">
            <text:p>145.2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5912" calcext:value-type="float">
            <text:p>145.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3336" calcext:value-type="float">
            <text:p>145.5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3648" calcext:value-type="float">
            <text:p>145.7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15024" calcext:value-type="float">
            <text:p>146.1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1068" calcext:value-type="float">
            <text:p>146.4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74688" calcext:value-type="float">
            <text:p>146.4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2704" calcext:value-type="float">
            <text:p>146.6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82536" calcext:value-type="float">
            <text:p>146.7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14184" calcext:value-type="float">
            <text:p>147.0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88504" calcext:value-type="float">
            <text:p>147.2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4368" calcext:value-type="float">
            <text:p>147.7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6016" calcext:value-type="float">
            <text:p>147.9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10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91296" calcext:value-type="float">
            <text:p>148.2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3528" calcext:value-type="float">
            <text:p>148.6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76512" calcext:value-type="float">
            <text:p>148.8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9292" calcext:value-type="float">
            <text:p>149.0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87992" calcext:value-type="float">
            <text:p>149.2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00768" calcext:value-type="float">
            <text:p>149.4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6656" calcext:value-type="float">
            <text:p>149.2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5696" calcext:value-type="float">
            <text:p>149.2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01936" calcext:value-type="float">
            <text:p>149.6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08032" calcext:value-type="float">
            <text:p>149.6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1248" calcext:value-type="float">
            <text:p>149.4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31248" calcext:value-type="float">
            <text:p>149.4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0496" calcext:value-type="float">
            <text:p>149.5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1964" calcext:value-type="float">
            <text:p>149.5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9432" calcext:value-type="float">
            <text:p>149.3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39224" calcext:value-type="float">
            <text:p>149.2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61728" calcext:value-type="float">
            <text:p>149.4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968" calcext:value-type="float">
            <text:p>149.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9616" calcext:value-type="float">
            <text:p>150.0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17048" calcext:value-type="float">
            <text:p>150.1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56672" calcext:value-type="float">
            <text:p>150.1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1212" calcext:value-type="float">
            <text:p>150.3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59592" calcext:value-type="float">
            <text:p>150.6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628856" calcext:value-type="float">
            <text:p>151.6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293064" calcext:value-type="float">
            <text:p>153.2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49808" calcext:value-type="float">
            <text:p>153.1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2168" calcext:value-type="float">
            <text:p>152.9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6576" calcext:value-type="float">
            <text:p>152.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162" calcext:value-type="float">
            <text:p>153.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27888" calcext:value-type="float">
            <text:p>153.0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9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48056" calcext:value-type="float">
            <text:p>152.8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662128" calcext:value-type="float">
            <text:p>152.6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9624" calcext:value-type="float">
            <text:p>152.4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714" calcext:value-type="float">
            <text:p>152.1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8728" calcext:value-type="float">
            <text:p>152.1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26264" calcext:value-type="float">
            <text:p>152.2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335992" calcext:value-type="float">
            <text:p>152.3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13488" calcext:value-type="float">
            <text:p>152.1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44808" calcext:value-type="float">
            <text:p>151.2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985472" calcext:value-type="float">
            <text:p>151.9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02008" calcext:value-type="float">
            <text:p>151.7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094" calcext:value-type="float">
            <text:p>151.4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6556" calcext:value-type="float">
            <text:p>151.1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7376" calcext:value-type="float">
            <text:p>151.2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47272" calcext:value-type="float">
            <text:p>151.1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6556" calcext:value-type="float">
            <text:p>151.1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96624" calcext:value-type="float">
            <text:p>151.2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2888" calcext:value-type="float">
            <text:p>151.1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076" calcext:value-type="float">
            <text:p>150.8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13288" calcext:value-type="float">
            <text:p>150.5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2924" calcext:value-type="float">
            <text:p>150.12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14256" calcext:value-type="float">
            <text:p>149.1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5072" calcext:value-type="float">
            <text:p>148.7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24496" calcext:value-type="float">
            <text:p>147.2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26" calcext:value-type="float">
            <text:p>146.5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9544" calcext:value-type="float">
            <text:p>146.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38112" calcext:value-type="float">
            <text:p>146.4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00368" calcext:value-type="float">
            <text:p>146.2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3448" calcext:value-type="float">
            <text:p>146.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4" calcext:value-type="float">
            <text:p>146.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8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52184" calcext:value-type="float">
            <text:p>146.2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7632" calcext:value-type="float">
            <text:p>146.4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79488" calcext:value-type="float">
            <text:p>146.7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0552" calcext:value-type="float">
            <text:p>146.9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7776" calcext:value-type="float">
            <text:p>146.7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9216" calcext:value-type="float">
            <text:p>146.8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19112" calcext:value-type="float">
            <text:p>146.8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19112" calcext:value-type="float">
            <text:p>146.8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49592" calcext:value-type="float">
            <text:p>146.8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55104" calcext:value-type="float">
            <text:p>146.7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72096" calcext:value-type="float">
            <text:p>147.0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62368" calcext:value-type="float">
            <text:p>146.9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87336" calcext:value-type="float">
            <text:p>147.0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9256" calcext:value-type="float">
            <text:p>147.2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8604" calcext:value-type="float">
            <text:p>147.3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416" calcext:value-type="float">
            <text:p>147.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1864" calcext:value-type="float">
            <text:p>147.5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83576" calcext:value-type="float">
            <text:p>147.4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20736" calcext:value-type="float">
            <text:p>147.6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62824" calcext:value-type="float">
            <text:p>147.5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27416" calcext:value-type="float">
            <text:p>147.7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4952" calcext:value-type="float">
            <text:p>147.8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52968" calcext:value-type="float">
            <text:p>147.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5472" calcext:value-type="float">
            <text:p>148.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43696" calcext:value-type="float">
            <text:p>148.4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06408" calcext:value-type="float">
            <text:p>148.8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0064" calcext:value-type="float">
            <text:p>149.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00896" calcext:value-type="float">
            <text:p>148.9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27872" calcext:value-type="float">
            <text:p>148.3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7476" calcext:value-type="float">
            <text:p>148.5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1752" calcext:value-type="float">
            <text:p>148.8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7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98304" calcext:value-type="float">
            <text:p>149.4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772368" calcext:value-type="float">
            <text:p>150.7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28164" calcext:value-type="float">
            <text:p>150.2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82608" calcext:value-type="float">
            <text:p>148.8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44736" calcext:value-type="float">
            <text:p>149.1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82224" calcext:value-type="float">
            <text:p>150.3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86076" calcext:value-type="float">
            <text:p>150.8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71784" calcext:value-type="float">
            <text:p>150.6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10368" calcext:value-type="float">
            <text:p>150.0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948" calcext:value-type="float">
            <text:p>148.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5764" calcext:value-type="float">
            <text:p>148.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9616" calcext:value-type="float">
            <text:p>150.0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531576" calcext:value-type="float">
            <text:p>150.53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39552" calcext:value-type="float">
            <text:p>150.3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1912" calcext:value-type="float">
            <text:p>150.1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34168" calcext:value-type="float">
            <text:p>149.9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93376" calcext:value-type="float">
            <text:p>149.6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86112" calcext:value-type="float">
            <text:p>149.4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79432" calcext:value-type="float">
            <text:p>149.3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309328" calcext:value-type="float">
            <text:p>149.3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0456" calcext:value-type="float">
            <text:p>149.1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85072" calcext:value-type="float">
            <text:p>148.7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07704" calcext:value-type="float">
            <text:p>148.5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0796" calcext:value-type="float">
            <text:p>147.5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5432" calcext:value-type="float">
            <text:p>147.8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02648" calcext:value-type="float">
            <text:p>149.2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19768" calcext:value-type="float">
            <text:p>149.0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4908" calcext:value-type="float">
            <text:p>148.8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6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77288" calcext:value-type="float">
            <text:p>148.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16848" calcext:value-type="float">
            <text:p>148.5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12048" calcext:value-type="float">
            <text:p>148.2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1424" calcext:value-type="float">
            <text:p>147.7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7672" calcext:value-type="float">
            <text:p>146.7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81824" calcext:value-type="float">
            <text:p>147.1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72224" calcext:value-type="float">
            <text:p>146.5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26376" calcext:value-type="float">
            <text:p>147.0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06208" calcext:value-type="float">
            <text:p>147.2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44336" calcext:value-type="float">
            <text:p>145.9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46216" calcext:value-type="float">
            <text:p>145.7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4408" calcext:value-type="float">
            <text:p>146.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97064" calcext:value-type="float">
            <text:p>147.1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95312" calcext:value-type="float">
            <text:p>146.8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28256" calcext:value-type="float">
            <text:p>146.8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84416" calcext:value-type="float">
            <text:p>146.5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8656" calcext:value-type="float">
            <text:p>146.2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8104" calcext:value-type="float">
            <text:p>145.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9544" calcext:value-type="float">
            <text:p>144.1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69432" calcext:value-type="float">
            <text:p>145.5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8656" calcext:value-type="float">
            <text:p>146.2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9064" calcext:value-type="float">
            <text:p>146.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12688" calcext:value-type="float">
            <text:p>145.7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04256" calcext:value-type="float">
            <text:p>145.3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288" calcext:value-type="float">
            <text:p>144.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0944" calcext:value-type="float">
            <text:p>143.9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4936" calcext:value-type="float">
            <text:p>143.1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0408" calcext:value-type="float">
            <text:p>142.7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3784" calcext:value-type="float">
            <text:p>142.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5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032" calcext:value-type="float">
            <text:p>143.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37" calcext:value-type="float">
            <text:p>143.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348" calcext:value-type="float">
            <text:p>142.1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2896" calcext:value-type="float">
            <text:p>142.0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7568" calcext:value-type="float">
            <text:p>142.8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89656" calcext:value-type="float">
            <text:p>142.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776" calcext:value-type="float">
            <text:p>142.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40232" calcext:value-type="float">
            <text:p>140.5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8392" calcext:value-type="float">
            <text:p>141.0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2792" calcext:value-type="float">
            <text:p>141.9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8984" calcext:value-type="float">
            <text:p>139.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7208" calcext:value-type="float">
            <text:p>139.9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8224" calcext:value-type="float">
            <text:p>141.2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816" calcext:value-type="float">
            <text:p>141.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0608" calcext:value-type="float">
            <text:p>140.5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9216" calcext:value-type="float">
            <text:p>139.2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6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5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5776" calcext:value-type="float">
            <text:p>146.0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4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7976" calcext:value-type="float">
            <text:p>133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9504" calcext:value-type="float">
            <text:p>143.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5528" calcext:value-type="float">
            <text:p>130.3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2464" calcext:value-type="float">
            <text:p>129.4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2000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9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576" calcext:value-type="float">
            <text:p>137.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7044" calcext:value-type="float">
            <text:p>136.8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8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2432" calcext:value-type="float">
            <text:p>123.8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7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352" calcext:value-type="float">
            <text:p>131.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8216" calcext:value-type="float">
            <text:p>123.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6888" calcext:value-type="float">
            <text:p>133.5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6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9048" calcext:value-type="float">
            <text:p>128.0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5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8512" calcext:value-type="float">
            <text:p>134.3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0144" calcext:value-type="float">
            <text:p>122.3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5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7312" calcext:value-type="float">
            <text:p>128.6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3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1" calcext:value-type="float">
            <text:p>129.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3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9176" calcext:value-type="float">
            <text:p>123.7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2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2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308" calcext:value-type="float">
            <text:p>127.5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948" calcext:value-type="float">
            <text:p>121.5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7616" calcext:value-type="float">
            <text:p>122.6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1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0336" calcext:value-type="float">
            <text:p>125.3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5168" calcext:value-type="float">
            <text:p>127.4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99024" calcext:value-type="float">
            <text:p>132.3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1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436" calcext:value-type="float">
            <text:p>120.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0-1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0456" calcext:value-type="float">
            <text:p>122.5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5104" calcext:value-type="float">
            <text:p>127.7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0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2224" calcext:value-type="float">
            <text:p>127.5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0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4744" calcext:value-type="float">
            <text:p>128.6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9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9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9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5512" calcext:value-type="float">
            <text:p>129.4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0104" calcext:value-type="float">
            <text:p>129.6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9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8312" calcext:value-type="float">
            <text:p>121.3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9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664" calcext:value-type="float">
            <text:p>117.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8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536" calcext:value-type="float">
            <text:p>126.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3512" calcext:value-type="float">
            <text:p>128.6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9776" calcext:value-type="float">
            <text:p>128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596" calcext:value-type="float">
            <text:p>127.6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8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7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04" calcext:value-type="float">
            <text:p>128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6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5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4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3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3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3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2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2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2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2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2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696" calcext:value-type="float">
            <text:p>109.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1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752" calcext:value-type="float">
            <text:p>121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08" calcext:value-type="float">
            <text:p>124.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1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1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1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272" calcext:value-type="float">
            <text:p>105.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1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08" calcext:value-type="float">
            <text:p>113.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0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0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3504" calcext:value-type="float">
            <text:p>120.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0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0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8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9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9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9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9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736" calcext:value-type="float">
            <text:p>104.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8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8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8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8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8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3804" calcext:value-type="float">
            <text:p>106.2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6752" calcext:value-type="float">
            <text:p>116.5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4072" calcext:value-type="float">
            <text:p>117.9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1896" calcext:value-type="float">
            <text:p>118.8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7232" calcext:value-type="float">
            <text:p>116.5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8528" calcext:value-type="float">
            <text:p>104.8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7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1376" calcext:value-type="float">
            <text:p>110.8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2448" calcext:value-type="float">
            <text:p>113.3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6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74472" calcext:value-type="float">
            <text:p>102.0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5552" calcext:value-type="float">
            <text:p>103.0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22" calcext:value-type="float">
            <text:p>109.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0496" calcext:value-type="float">
            <text:p>107.6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3344" calcext:value-type="float">
            <text:p>106.0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872" calcext:value-type="float">
            <text:p>96.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664" calcext:value-type="float">
            <text:p>91.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5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636" calcext:value-type="float">
            <text:p>104.2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8856" calcext:value-type="float">
            <text:p>105.9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0464" calcext:value-type="float">
            <text:p>105.8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8776" calcext:value-type="float">
            <text:p>105.2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2728" calcext:value-type="float">
            <text:p>104.1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4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9752" calcext:value-type="float">
            <text:p>98.5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3536" calcext:value-type="float">
            <text:p>105.2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45616" calcext:value-type="float">
            <text:p>102.8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0952" calcext:value-type="float">
            <text:p>104.3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0948" calcext:value-type="float">
            <text:p>98.7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3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6144" calcext:value-type="float">
            <text:p>86.4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2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908" calcext:value-type="float">
            <text:p>91.6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1816" calcext:value-type="float">
            <text:p>99.1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0672" calcext:value-type="float">
            <text:p>98.3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97672" calcext:value-type="float">
            <text:p>97.1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7136" calcext:value-type="float">
            <text:p>88.3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4212" calcext:value-type="float">
            <text:p>85.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18135</text:p>
          </table:table-cell>
          <table:table-cell office:value-type="string" calcext:value-type="string">
            <text:p>GWDB_ERO671</text:p>
          </table:table-cell>
          <table:table-cell office:value-type="string" calcext:value-type="string">
            <text:p>1971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7112" calcext:value-type="float">
            <text:p>85.0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6" meta:object-count="0"/>
    <meta:user-defined meta:name="AppVersion">3.0</meta:user-defined>
  </office:meta>
</office:document-meta>
</file>